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style="italic" style:text-underline-style="none" fo:font-weight="normal" style:font-size-asian="16pt" style:font-style-asian="italic" style:font-weight-asian="normal" style:font-size-complex="16pt" style:font-style-complex="italic" style:font-weight-complex="normal"/>
    </style:style>
    <style:style style:name="P2"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center"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center" style:justify-single-word="false"/>
      <style:text-properties style:font-name="Times New Roman1"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font-name="Times New Roman" fo:font-size="16pt" fo:font-style="normal" style:text-underline-style="none"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fo:color="#ff3333"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text-align="center" style:justify-single-word="false"/>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fo:background-color="transparent">
        <style:background-image/>
      </style:paragraph-properties>
      <style:text-properties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use-window-font-color="true" style:font-name="Times New Roman1"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text-align="center" style:justify-single-word="false"/>
      <style:text-properties style:use-window-font-color="true"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text-align="start" style:justify-single-word="false"/>
      <style:text-properties style:use-window-font-color="true"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style:use-window-font-color="true" style:font-name="Times New Roman1" fo:font-size="16pt" fo:font-style="italic" style:text-underline-style="none" fo:font-weight="bold" style:font-size-asian="16pt" style:font-style-asian="italic" style:font-weight-asian="bold" style:font-size-complex="16pt" style:font-style-complex="italic" style:font-weight-complex="bold"/>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tyle="normal" fo:font-weight="bold" style:font-style-asian="normal" style:font-weight-asian="bold" style:font-style-complex="normal" style:font-weight-complex="bold"/>
    </style:style>
    <style:style style:name="T4" style:family="text">
      <style:text-properties style:font-name="Times New Roman1" fo:font-style="normal" style:font-style-asian="normal" style:font-style-complex="normal"/>
    </style:style>
    <style:style style:name="T5" style:family="text">
      <style:text-properties style:font-name="Times New Roman1" fo:font-weight="bold" style:font-weight-asian="bold" style:font-weight-complex="bold"/>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fo:font-weight="bold" style:font-size-asian="12pt" style:font-style-asian="normal" style:font-weight-asian="bold" style:font-size-complex="12pt"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color="#ff6600"/>
    </style:style>
    <style:style style:name="T19" style:family="text">
      <style:text-properties fo:color="#ff6600" fo:font-style="normal" fo:font-weight="bold" fo:background-color="transparent" style:font-style-asian="normal" style:font-weight-asian="bold" style:font-style-complex="normal" style:font-weight-complex="bold"/>
    </style:style>
    <style:style style:name="T20" style:family="text">
      <style:text-properties fo:color="#ff6600" fo:font-style="normal" fo:font-weight="bold" style:font-style-asian="normal" style:font-weight-asian="bold" style:font-style-complex="normal" style:font-weight-complex="bold"/>
    </style:style>
    <style:style style:name="T21" style:family="text">
      <style:text-properties fo:color="#ff6600" fo:font-style="normal" style:font-style-asian="normal" style:font-style-complex="normal"/>
    </style:style>
    <style:style style:name="T22" style:family="text">
      <style:text-properties fo:color="#ff6600" fo:font-weight="bold" style:font-weight-asian="bold" style:font-weight-complex="bold"/>
    </style:style>
    <style:style style:name="T23" style:family="text">
      <style:text-properties fo:color="#ff6600" style:font-name="Times New Roman1" fo:font-style="normal" fo:font-weight="bold" style:font-style-asian="normal" style:font-weight-asian="bold" style:font-style-complex="normal" style:font-weight-complex="bold"/>
    </style:style>
    <style:style style:name="T24" style:family="text">
      <style:text-properties fo:color="#ff6600" style:font-name="Times New Roman1" fo:font-style="normal" style:font-style-asian="normal" style:font-style-complex="normal"/>
    </style:style>
    <style:style style:name="T25" style:family="text">
      <style:text-properties fo:color="#ff6600" style:font-name="Times New Roman" fo:font-style="normal" style:font-style-asian="normal" style:font-style-complex="normal"/>
    </style:style>
    <style:style style:name="T26" style:family="text">
      <style:text-properties fo:color="#ff6600" style:font-name="Times New Roman" fo:font-style="normal" fo:font-weight="bold" style:font-style-asian="normal" style:font-weight-asian="bold" style:font-style-complex="normal" style:font-weight-complex="bold"/>
    </style:style>
    <style:style style:name="T27" style:family="text">
      <style:text-properties fo:color="#ffcc00"/>
    </style:style>
    <style:style style:name="T28" style:family="text">
      <style:text-properties fo:color="#ffcc00" fo:font-style="normal" fo:font-weight="bold" fo:background-color="transparent" style:font-style-asian="normal" style:font-weight-asian="bold" style:font-style-complex="normal" style:font-weight-complex="bold"/>
    </style:style>
    <style:style style:name="T29" style:family="text">
      <style:text-properties fo:color="#ffcc00" fo:font-style="normal" fo:font-weight="bold" style:font-style-asian="normal" style:font-weight-asian="bold" style:font-style-complex="normal" style:font-weight-complex="bold"/>
    </style:style>
    <style:style style:name="T30" style:family="text">
      <style:text-properties fo:color="#ffcc00" fo:font-style="normal" fo:background-color="transparent" style:font-style-asian="normal" style:font-style-complex="normal"/>
    </style:style>
    <style:style style:name="T31" style:family="text">
      <style:text-properties fo:color="#ffcc00" fo:font-style="normal" style:font-style-asian="normal" style:font-style-complex="normal"/>
    </style:style>
    <style:style style:name="T32" style:family="text">
      <style:text-properties fo:color="#ffcc00" fo:font-weight="bold" style:font-weight-asian="bold" style:font-weight-complex="bold"/>
    </style:style>
    <style:style style:name="T33" style:family="text">
      <style:text-properties fo:color="#ffcc00" style:font-name="Times New Roman1" fo:font-style="normal" fo:font-weight="bold" style:font-style-asian="normal" style:font-weight-asian="bold" style:font-style-complex="normal" style:font-weight-complex="bold"/>
    </style:style>
    <style:style style:name="T34" style:family="text">
      <style:text-properties fo:color="#ffcc00" style:font-name="Times New Roman1" fo:font-style="normal" style:font-style-asian="normal" style:font-style-complex="normal"/>
    </style:style>
    <style:style style:name="T35" style:family="text">
      <style:text-properties fo:color="#ffcc00" style:font-name="Times New Roman" fo:font-style="normal" style:font-style-asian="normal" style:font-style-complex="normal"/>
    </style:style>
    <style:style style:name="T36" style:family="text">
      <style:text-properties fo:color="#ffcc00" style:font-name="Times New Roman" fo:font-style="normal" fo:font-weight="bold" style:font-style-asian="normal" style:font-weight-asian="bold" style:font-style-complex="normal" style:font-weight-complex="bold"/>
    </style:style>
    <style:style style:name="T37" style:family="text">
      <style:text-properties fo:color="#ffcc00" fo:font-size="12pt" fo:font-weight="bold" style:font-size-asian="12pt" style:font-weight-asian="bold" style:font-size-complex="12pt" style:font-weight-complex="bold"/>
    </style:style>
    <style:style style:name="T38" style:family="text">
      <style:text-properties fo:color="#ffcc00" fo:font-size="12pt" fo:font-style="normal" fo:font-weight="bold" style:font-size-asian="12pt" style:font-style-asian="normal" style:font-weight-asian="bold" style:font-size-complex="12pt" style:font-style-complex="normal" style:font-weight-complex="bold"/>
    </style:style>
    <style:style style:name="T39" style:family="text">
      <style:text-properties fo:color="#ffcc00" fo:font-size="12pt" fo:font-style="normal" style:font-size-asian="12pt" style:font-style-asian="normal" style:font-size-complex="12pt" style:font-style-complex="normal"/>
    </style:style>
    <style:style style:name="T40" style:family="text">
      <style:text-properties fo:color="#ff3333"/>
    </style:style>
    <style:style style:name="T41" style:family="text">
      <style:text-properties fo:color="#ff3333" fo:font-style="normal" fo:font-weight="bold" fo:background-color="transparent" style:font-style-asian="normal" style:font-weight-asian="bold" style:font-style-complex="normal" style:font-weight-complex="bold"/>
    </style:style>
    <style:style style:name="T42" style:family="text">
      <style:text-properties fo:color="#ff3333" fo:font-style="normal" fo:font-weight="bold" style:font-style-asian="normal" style:font-weight-asian="bold" style:font-style-complex="normal" style:font-weight-complex="bold"/>
    </style:style>
    <style:style style:name="T43" style:family="text">
      <style:text-properties fo:color="#ff3333" fo:font-style="normal" style:font-style-asian="normal" style:font-style-complex="normal"/>
    </style:style>
    <style:style style:name="T44" style:family="text">
      <style:text-properties fo:color="#ff3333" style:font-name="Times New Roman1" fo:font-style="normal" style:font-style-asian="normal" style:font-style-complex="normal"/>
    </style:style>
    <style:style style:name="T45" style:family="text">
      <style:text-properties fo:color="#ff3333" fo:font-weight="bold" style:font-weight-asian="bold" style:font-weight-complex="bold"/>
    </style:style>
    <style:style style:name="T46" style:family="text">
      <style:text-properties fo:color="#ff3333" style:font-name="Times New Roman" fo:font-style="normal" fo:font-weight="bold" style:font-style-asian="normal" style:font-weight-asian="bold" style:font-style-complex="normal" style:font-weight-complex="bold"/>
    </style:style>
    <style:style style:name="T47" style:family="text">
      <style:text-properties fo:color="#ff3333" style:font-name="Times New Roman" fo:font-style="normal" style:font-style-asian="normal" style:font-style-complex="normal"/>
    </style:style>
    <style:style style:name="T48" style:family="text">
      <style:text-properties fo:color="#9900ff" fo:font-style="normal" style:font-style-asian="normal" style:font-style-complex="normal"/>
    </style:style>
    <style:style style:name="T49"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rvivants :</text:p>
      <text:p text:style-name="P2"/>
      <text:p text:style-name="P3">Claudette Morel</text:p>
      <text:p text:style-name="P11"/>
      <text:p text:style-name="P4"><text:span text:style-name="T2"><text:s text:c="4"/>À</text:span><text:span text:style-name="T9"> partir du premier jour où Claudette reçue son premier kit de sciences de ses parents, elle adora expérimenter. Sa quête obsessionnelle lui fit intégrer très jeune une université renommée. Quitter Montréal fut une décision importante, mais l'occasion était trop belle pour la laisser passer.</text:span></text:p>
      <text:p text:style-name="P8"/>
      <text:p text:style-name="P8">Sa nature introvertie fait que les chats et les forums sont pour elle le moyen idéal d'avoir une vie sociale. Sa nouvelle activité favorite est de répondre à des questions de botanique sous son dernier pseudonyme de La scientifique.</text:p>
      <text:p text:style-name="P8"/>
      <text:p text:style-name="P8">Un soir, au cours d'un long trajet en bus, Claudette, fit une balade qui allait changer sa vie. En une minute seulement, elle se retrouve complètement perdue dans une forêt épaisse. Elle ne retrouva jamais son chemin. Les gens du forum ne commencèrent à se demander où elle était passée qu'une semaine après qu'elle ait arrêté d'interagir.</text:p>
      <text:p text:style-name="P8"/>
      <text:p text:style-name="P9"><text:s/>Compétences enseignables :</text:p>
      <text:p text:style-name="P9"/>
      <text:p text:style-name="P4"><text:span text:style-name="T11">Connaissances en botanique </text:span><text:span text:style-name="T9">&gt; Certaines plantes de la forêt peuvent servir à préparer des teintures qui réduisent les hémorragies. La vitesse de soins augmente de </text:span><text:span text:style-name="T37">10%</text:span><text:span text:style-name="T10"> </text:span><text:span text:style-name="T9">et l'efficacité des objets de soins augmente de </text:span><text:span text:style-name="T37">10%</text:span><text:span text:style-name="T9">.</text:span></text:p>
      <text:p text:style-name="P5"><text:span text:style-name="T9"><text:s text:c="4"/></text:span><text:span text:style-name="T11">''Connaissances botaniques de base.''</text:span></text:p>
      <text:p text:style-name="P8"/>
      <text:p text:style-name="P1"><text:span text:style-name="T9">Empathie </text:span><text:span text:style-name="T12">&gt; Débloque une capacité de repérage d'auras. Les alliés blessés ou en état critique vous sont révélés dans un rayon de</text:span><text:span text:style-name="T38"> 32 mètres</text:span><text:span text:style-name="T39">.</text:span><text:span text:style-name="T12"> Empathie ne révèle pas l'aura des alliés quand ils sont en contact direct avec le tueur. </text:span></text:p>
      <text:p text:style-name="P8"/>
      <text:p text:style-name="P1"><text:span text:style-name="T9">Auto-soins </text:span><text:span text:style-name="T12">&gt; Débloque la capacité de vous soigner sans objet de soins à </text:span><text:span text:style-name="T13">50%</text:span><text:span text:style-name="T12"> de la vitesse de soin normale. Augmente l'efficacité des auto-soins avec objet de soins de </text:span><text:span text:style-name="T38">10%.</text:span></text:p>
      <text:p text:style-name="P10"/>
      <text:p text:style-name="P3">Meg Thomas</text:p>
      <text:p text:style-name="P3"/>
      <text:p text:style-name="P8">Son tempérament acharné lui vient peut-être de sa mère, ou alors du fait que son père les a abandonnées quand elle n'était qu'un bébé.</text:p>
      <text:p text:style-name="P8"/>
      <text:p text:style-name="P8">Meg était une élève brillante mais elle avait un grain. Heureusement, un entraîneur en athlétisme l'encouragea à canaliser son énergie sur la piste. </text:p>
      <text:p text:style-name="P8">Elle se motiva pour devenir une vedette du lycée et gagna une bourse pour l'université. Quand sa mère tomba malade, Meg décida d'abandonner sa chance d'entrer à l'université pour s'occuper de la femme qui l'avait élevée.</text:p>
      <text:p text:style-name="P8"/>
      <text:p text:style-name="P8">Par une journée estivale, lors d'une longue course dans les bois, Meg disparut. Ils eurent beau chercher, ils ne retrouvèrent jamais son corps. </text:p>
      <text:p text:style-name="P8"/>
      <text:p text:style-name="P9">Compétences enseignables :</text:p>
      <text:p text:style-name="P9"/>
      <text:p text:style-name="P6">Rapide et silencieux <text:span text:style-name="T14">&gt; Vous faites moins de bruit que les autres en sautant par-dessus les obstacles ou en vous cachant dans des casiers. La distance à laquelle le bruit causé par ces actions est détecté diminue de </text:span><text:span text:style-name="T42">100%</text:span><text:span text:style-name="T43">. </text:span></text:p>
      <text:p text:style-name="P6"><text:span text:style-name="T14"><text:s text:c="3"/>• Cet effet ne peut être déclenché qu'une fois toutes les </text:span><text:span text:style-name="T42">30 secondes.</text:span></text:p>
      <text:p text:style-name="P10"><text:soft-page-break/></text:p>
      <text:p text:style-name="P6">Course effrénée <text:span text:style-name="T14">&gt; Quand vous commencez à courir, vous sprintez à </text:span><text:span text:style-name="T42">150% </text:span><text:span text:style-name="T14">de votre vitesse normale pendant un maximum de </text:span><text:span text:style-name="T42">3 secondes.</text:span></text:p>
      <text:p text:style-name="P6"><text:span text:style-name="T14">Provoque </text:span><text:span text:style-name="T3">É</text:span><text:span text:style-name="T8">puisement </text:span><text:span text:style-name="T7">pendant </text:span><text:span text:style-name="T46">60 secondes. </text:span></text:p>
      <text:p text:style-name="P6"><text:span text:style-name="T6">Course effrénée</text:span><text:span text:style-name="T7"> ne peut pas être utilisée pendant </text:span><text:span text:style-name="T3">É</text:span><text:span text:style-name="T8">puisement.</text:span></text:p>
      <text:p text:style-name="P17"/>
      <text:p text:style-name="P6"><text:span text:style-name="T6">Adrénaline </text:span><text:span text:style-name="T7">&gt; Alors que vous êtes sur le point de vous échapper, vous vous sentez insufflé d'une énergie nouvelle. Quand le courant électrique des portes de sorties est rétabli, </text:span><text:span text:style-name="T46">vos blessures sont instantanément soignées </text:span><text:span text:style-name="T7">et vous courez à </text:span><text:span text:style-name="T46">150%</text:span><text:span text:style-name="T8"> </text:span><text:span text:style-name="T7">de votre vitesse normale pendant </text:span><text:span text:style-name="T46">3 secondes.</text:span><text:span text:style-name="T47"> </text:span><text:span text:style-name="T7">Adrénaline n'a aucun effet si vous êtes incapable de bouger au moment de l'effet.</text:span></text:p>
      <text:p text:style-name="P6"><text:span text:style-name="T7">Adrénaline ignore </text:span><text:span text:style-name="T3">É</text:span><text:span text:style-name="T8">puisement.</text:span></text:p>
      <text:p text:style-name="P6"><text:span text:style-name="T7">Provoque </text:span><text:span text:style-name="T3">É</text:span><text:span text:style-name="T8">puisement </text:span><text:span text:style-name="T7">pendant </text:span><text:span text:style-name="T46">60 secondes</text:span><text:span text:style-name="T8">.</text:span></text:p>
      <text:p text:style-name="P17"/>
      <text:p text:style-name="P22">Dwight Fairfield </text:p>
      <text:p text:style-name="P22"/>
      <text:p text:style-name="P18">Dwight a été un élève chétif et débile durant toutes ses années de lycée. Il voulait toujours faire partie des gamins cool, mais manquait de charisme. Il tenta d'intégrer l'équipe de football américain mais fut rejeté, celle de basket ne pris même pas en compte sa candidature et ses notes étaient bien en dessous de la moyenne. </text:p>
      <text:p text:style-name="P18"/>
      <text:p text:style-name="P18">Un week-end, lors d'un exercice de cohésion d'équipe à son travail minable, le patron de Dwight les emmena au plus profond des bois avant de leurs divulguer sa recette de famille pour l'alcool de contrebande. Dwight se souvint avoir bu la première gorgée avant de se réveiller tard le lendemain matin, tout seul.</text:p>
      <text:p text:style-name="P18"/>
      <text:p text:style-name="P18">Durant la nuit, les autres l'avaient abandonné. Une fois de plus risée de la communauté. Dwight tante de cheminer hors des bois. C'est la dernière fois que l'on entendit parler de Dwight Fairfield.</text:p>
      <text:p text:style-name="P20"/>
      <text:p text:style-name="P19">Compétences enseignables :</text:p>
      <text:p text:style-name="P19"/>
      <text:p text:style-name="P6"><text:span text:style-name="T6">Lien </text:span><text:span text:style-name="T7">&gt; Débloque la capacité de repérage d'auras. L'aura des alliés vous est révélée quand ils se trouvent dans un rayon de </text:span><text:span text:style-name="T36">12 mètres.</text:span><text:span text:style-name="T35"> </text:span></text:p>
      <text:p text:style-name="P7"><text:span text:style-name="T7"><text:s text:c="5"/></text:span><text:span text:style-name="T6">''Nous devons travailler en équipe. Vous devez survivre pour que je puisse survivre !''-Dwight</text:span></text:p>
      <text:p text:style-name="P20"/>
      <text:p text:style-name="P6"><text:span text:style-name="T6">Meneur </text:span><text:span text:style-name="T7">&gt; Vous êtes capable d'organiser une équipe pour qu'elle coopère plus efficacement. Augmente la vitesse de réparation, de soins, de sabotage, d'ouverture des portes de sorties et de la vitesse de recherche des autres survivants de</text:span><text:span text:style-name="T35"> </text:span><text:span text:style-name="T36">3% </text:span><text:span text:style-name="T35">q</text:span><text:span text:style-name="T7">uand ils se trouvent dans un rayon de</text:span><text:span text:style-name="T25"> </text:span><text:span text:style-name="T26">8 mètres.</text:span></text:p>
      <text:p text:style-name="P17"/>
      <text:p text:style-name="P6"><text:span text:style-name="T6">Montrez ce que vous savez faire </text:span><text:span text:style-name="T7">&gt; Recevez un bonus de vitesse croissant pour les actions de réparation, de soins, de sabotage, d'ouverture des portes de sortie et la vitesse de recherche quand d'autres survivants se trouvent dans un rayon de </text:span><text:span text:style-name="T36">8 mètres</text:span><text:span text:style-name="T35">.</text:span></text:p>
      <text:p text:style-name="P6"><text:span text:style-name="T7"><text:s text:c="2"/>• 1 survivant proche confère </text:span><text:span text:style-name="T36">1% </text:span><text:span text:style-name="T7">d'augmentation de la vitesse.</text:span></text:p>
      <text:p text:style-name="P6"><text:span text:style-name="T7"><text:s text:c="2"/>• 2 survivants proches confèrent</text:span><text:span text:style-name="T25"> </text:span><text:span text:style-name="T26">2%</text:span><text:span text:style-name="T25"> </text:span><text:span text:style-name="T7">d'augmentation de la vitesse.</text:span></text:p>
      <text:p text:style-name="P6"><text:span text:style-name="T7"><text:s text:c="2"/>• 3 survivants proches confèrent </text:span><text:span text:style-name="T46">3 % </text:span><text:span text:style-name="T7">d'augmentation de la vitesse.</text:span></text:p>
      <text:p text:style-name="P7"><text:span text:style-name="T7"><text:s text:c="7"/></text:span><text:span text:style-name="T6">'' Je vais vous montrer de quoi je suis capable !''- Dwight</text:span></text:p>
      <text:p text:style-name="P20"/>
      <text:p text:style-name="P22">Jake Park</text:p>
      <text:p text:style-name="P22"/>
      <text:p text:style-name="P18">Grandir en étant le fils d'un riche PDG a toujours fait peser un poids sur Jake Park. Quand son frère fut diplômé de Yale avec mention, la pression sur Jake s'accentua. En fait, il n'était pas fait pour les études, mais son père ne comprit jamais vraiment son refus d'accepter l'éducation coûteuse qu'il lui <text:soft-page-break/>offrait. Finalement, Jake se rebella en arrêtant complètement l'école. </text:p>
      <text:p text:style-name="P18">Aujourd'hui, il vit en marge, à la lisière des bois. Il n'a pas parlé à son père depuis des années mais sa mère prend de ses nouvelles de temps en temps. C'est elle qui finit par appeler la police. </text:p>
      <text:p text:style-name="P18"/>
      <text:p text:style-name="P18">Les flics dirent qu'il s'était perdu dans les bois et un groupe les fouilla pendant des jours, mais les recherches durent s'arrêter en raison du mauvais temps. Malgré les demandes insistantes de sa mère, elles ne reprirent jamais et Jake devint une autre victime des bois. </text:p>
      <text:p text:style-name="P18"/>
      <text:p text:style-name="P19">Compétences enseignables :</text:p>
      <text:p text:style-name="P19"/>
      <text:p text:style-name="P6"><text:span text:style-name="T6">Volonté de fer </text:span><text:span text:style-name="T7">&gt; Vous êtes capable de vous concentrer pour entrer dans un état méditatif qui vous fait oublier la douleur. Les gémissements de douleur causées par les blessures sont réduits de </text:span><text:span text:style-name="T46">50%</text:span><text:span text:style-name="T7"> en</text:span><text:span text:style-name="T47"> </text:span><text:span text:style-name="T46">restant immobiles. </text:span></text:p>
      <text:p text:style-name="P23"/>
      <text:p text:style-name="P6"><text:span text:style-name="T6">Esprit calme </text:span><text:span text:style-name="T7">&gt; Les animaux semblent vous faire confiance car ils ne sont pas effrayés par votre présence. Réduit la probabilité d'alerter les animaux des bois de</text:span><text:span text:style-name="T8"> </text:span><text:span text:style-name="T46">80%.</text:span></text:p>
      <text:p text:style-name="P17"/>
      <text:p text:style-name="P6"><text:span text:style-name="T6">Saboteur </text:span><text:span text:style-name="T7">&gt; Débloque la capacité de sabotage sans boîte à outils à </text:span><text:span text:style-name="T36">30%</text:span><text:span text:style-name="T35"> </text:span><text:span text:style-name="T7">de la vitesse de sabotage normale. Les tests d'habilité qui apparaissent dans ce contexte ont des zones de succès réduites de </text:span><text:span text:style-name="T26">20%</text:span><text:span text:style-name="T8">. </text:span><text:span text:style-name="T7">Augmente l'efficacité de sabotage avec boîte à outils de </text:span><text:span text:style-name="T46">50%</text:span><text:span text:style-name="T8">.</text:span></text:p>
      <text:p text:style-name="P17"/>
      <text:p text:style-name="P22">Nea Karlsson </text:p>
      <text:p text:style-name="P22"/>
      <text:p text:style-name="P18"><text:s/>Nea a grandi dans la petite ville de Hjo, en Suède. Elle a vécu une enfance heureuse, même si son père et sa mère travaillaient dur. Quand l'opportunité de partir aux U.S.A, devint réalité, elle commença à n'en faire qu'à sa tête. Nea dut quitter ses amis et tout ce qui faisait sa vie.</text:p>
      <text:p text:style-name="P18"/>
      <text:p text:style-name="P6"><text:span text:style-name="T7">Elle rejeta tout ce que ses parents considéraient comme &lt;&lt; Normal &gt;&gt;. </text:span><text:span text:style-name="T4">À</text:span><text:span text:style-name="T7"> la place, elle se réfugie dans les parcs à skate et son tag, &lt;&lt; Mashtyx &gt;&gt;, apparaissait un peu partout dans sa ville d'adoption. </text:span></text:p>
      <text:p text:style-name="P18"/>
      <text:p text:style-name="P18">Nea s'amusait à tagger les bâtiments publics, restant hors de portée des flics et d'autres dangers grâce à se souplesse féline. Finalement, les parents de Nea s'habituèrent à ce qu'elle disparaisse pendant des jours. Elle poussa peut-être les choses un peu trop loin quand ses amis la mirent au défie de tagger le vieil asile de Crotus Prenn lors d'une nuit sans lune, car on ne la revit jamais. </text:p>
      <text:p text:style-name="P18"/>
      <text:p text:style-name="P19">Compétences enseignables :</text:p>
      <text:p text:style-name="P19"/>
      <text:p text:style-name="P6"><text:span text:style-name="T6">Atterrissage équilibré </text:span><text:span text:style-name="T7">&gt; Quand l'Atterrissage équilibré est actif, les étourdissements consécutifs aux longues chutes sont réduits de </text:span><text:span text:style-name="T26">50%</text:span><text:span text:style-name="T8">.</text:span></text:p>
      <text:p text:style-name="P7"><text:span text:style-name="T8"><text:s text:c="5"/></text:span><text:span text:style-name="T6">''J'ai sauté d'endroits plus hauts que ça.'' -Nea</text:span></text:p>
      <text:p text:style-name="P20"/>
      <text:p text:style-name="P6"><text:span text:style-name="T6">Ad augusta per angusta </text:span><text:span text:style-name="T7">&gt; De longueur nuits solitaires vous ont appris à faire beaucoup avec peu de moyens. Réduit la consommation de charge d'un objet de </text:span><text:span text:style-name="T36">10%</text:span><text:span text:style-name="T8"> </text:span><text:span text:style-name="T7">pour vous et vos alliés se trouvant dans un rayon de</text:span><text:span text:style-name="T8"> </text:span><text:span text:style-name="T26">8 mètres.</text:span></text:p>
      <text:p text:style-name="P21"><text:s text:c="4"/>''Tu t'y prends comme un manche ! Laisse-moi te montrer comment ça marche.''- Nea</text:p>
      <text:p text:style-name="P20"/>
      <text:p text:style-name="P6"><text:span text:style-name="T1">É</text:span><text:span text:style-name="T6">vasion urbaine </text:span><text:span text:style-name="T7">&gt; Des années passées à éviter la police vous ont appris pas mal de trucs en matière de furtivité. Votre vitesse de mouvement en position accroupie augmente de </text:span><text:span text:style-name="T46">90%.</text:span></text:p>
      <text:p text:style-name="P7"><text:span text:style-name="T7"><text:s text:c="4"/></text:span><text:span text:style-name="T6">''La peinture est encore fraîche, mais je suis partie depuis longtemps.''- Nea</text:span></text:p>
      <text:p text:style-name="P20"/>
      <text:p text:style-name="P20"/>
      <text:p text:style-name="P22"><text:soft-page-break/>Ace Visconti -DLC Of Flesh and Mud</text:p>
      <text:p text:style-name="P22"/>
      <text:p text:style-name="P18">Ace Visconti a tout d'un charmeur. Avec son style italien élégant, ses cheveux poivre et sel et ses paroles charmeuses, on pourrait le prendre pour une star des années 50 sur le retour. </text:p>
      <text:p text:style-name="P18"/>
      <text:p text:style-name="P8"><text:span text:style-name="T6">Son cœur n'a jamais battu que pour les cartes. Enfant né dans la pauvreté en Argentine, il a commencé très jeune à jouer, à arnaquer et à séduire. Beau parleur, il a fait son chemin jusqu'à adopter la vie luxueuse des grands joueurs professionnels aux </text:span><text:span text:style-name="T1">É</text:span><text:span text:style-name="T6">tats-Unis. Même si l'argent lui file entre les doigts, Ace a toujours été persuadé qu'il pourrait en gagner plus.</text:span></text:p>
      <text:p text:style-name="P18"/>
      <text:p text:style-name="P18">Ce rêve ne s'est jamais réalisé et il fini par accumuler beaucoup trop de dettes auprès des mauvaises personnes. Mais quand ses créanciers sont venus réclamer leur dû, Ace était introuvable. Personne n'a su qui l'avait prévenu, ni où il avait fui, mais tout ceux qui connaissait Ace Visconti était sûr d'une chose. Il survivrait : envers et contre tout.</text:p>
      <text:p text:style-name="P18"/>
      <text:p text:style-name="P19">Compétences enseignables :</text:p>
      <text:p text:style-name="P19"/>
      <text:p text:style-name="P6"><text:span text:style-name="T6">Augmenter la mise </text:span><text:span text:style-name="T7">&gt; Tout se terminera bien, vous le sentez. Votre confiance en vous ravive l'espoir de ceux qui se trouvent autour de vous. Pour chaque survivant encore en vie, confère </text:span><text:span text:style-name="T35">1% </text:span><text:span text:style-name="T7">de bonus de chance à tous les survivants.</text:span></text:p>
      <text:p text:style-name="P7"><text:span text:style-name="T7"><text:s text:c="3"/>''</text:span><text:span text:style-name="T6">Que puis-je dire ? Je suis juste un type incroyablement chanceux … Un peu de ma bonne fortune devrait refléter sur vous.'' - Ace</text:span></text:p>
      <text:p text:style-name="P20"/>
      <text:p text:style-name="P6"><text:span text:style-name="T6">Un ace dans la manche </text:span><text:span text:style-name="T7">&gt; Dame Fortune semble vous choyer en permanence. Quand vous trouvez un objet dans un coffre, il y a</text:span><text:span text:style-name="T25"> </text:span><text:span text:style-name="T26">50%</text:span><text:span text:style-name="T8"> </text:span><text:span text:style-name="T7">de probabilité qu'un accessoire </text:span><text:span text:style-name="T26">peu commun</text:span><text:span text:style-name="T7"> ou inférieur y soit attaché.'' </text:span></text:p>
      <text:p text:style-name="P7"><text:span text:style-name="T7"><text:s text:c="4"/></text:span><text:span text:style-name="T6">''Tout ce qui brille n'est pas d'or. Mais l'or ne vaut pas un kopeck dans cet enfer, et ceci pourrait être utile.'' - Ace </text:span></text:p>
      <text:p text:style-name="P20"/>
      <text:p text:style-name="P6"><text:span text:style-name="T6">Le cœur sur la main </text:span><text:span text:style-name="T7">&gt; Renforce les capacités de repérages d'aura de votre équipe et de vous-même.</text:span></text:p>
      <text:p text:style-name="P18"><text:s text:c="3"/>• Augmente la portée de repérage d'aura de 4.</text:p>
      <text:p text:style-name="P7"><text:span text:style-name="T7"><text:s text:c="6"/></text:span><text:span text:style-name="T6">''C'est en étant attentif que j'ai pu rester en vie toutes ces années. Enfin, ça et aussi mon physique de tombeur.'' - Ace</text:span></text:p>
      <text:p text:style-name="P20"/>
      <text:p text:style-name="P20"/>
      <text:p text:style-name="P22">William ''Bill'' Overbeck</text:p>
      <text:p text:style-name="P22"/>
      <text:p text:style-name="P18">Il fallu deux missions au Vietnam, une poignée de médailles, un genou criblé de plomb et une décharge honorable pour que William ''Bill'' Overbeck cesse de combattre et s'essaye à une vie plus paisible. Il détesta ça.</text:p>
      <text:p text:style-name="P18"/>
      <text:p text:style-name="P18">Après des décennies à vagabonder sans but, allant d'un petit boulot à l'autre, Bill s'endormit un jour à l'occasion d'une opération chirurgicale de routine pour découvrir à son réveil que le monde qu'il connaissait avait disparu. Une épidémie transformait les gens ordinaires en machines à tuer stupides. Naturellement, la première chose qu'il fit fut de se frayer un chemin jusqu'à chez lui et d'enfiler son uniforme. Traversant tant bien que mal des villages abandonnés et de sombrer forêts, il rencontra finalement d'autres survivants qui, comme lui, étaient parvenus à échapper aux hordes infectées. </text:p>
      <text:p text:style-name="P18"/>
      <text:p text:style-name="P18">Finalement, Bill se sacrifia pour assurer leur sécurité. Son corps ne fut jamais retrouvé. Bill avait été laissé pour mort. Personne ne sait qu'il a enfin ce qu'il avait toujours voulu : Un ennemi à <text:soft-page-break/>combattre.</text:p>
      <text:p text:style-name="P18"/>
      <text:p text:style-name="P19">Compétences enseignables :</text:p>
      <text:p text:style-name="P19"/>
      <text:p text:style-name="P20">Laissé pour mort <text:span text:style-name="T14">&gt; On peut compter sur vous pour faire le nécessaire... Peu importe la manière.</text:span></text:p>
      <text:p text:style-name="P20"><text:span text:style-name="T14">Si vous êtes </text:span><text:span text:style-name="T29">le dernier survivant lors de la partie,</text:span><text:span text:style-name="T15"> </text:span><text:span text:style-name="T14">vous gagnez un bonus de vitesse de réparation de </text:span><text:span text:style-name="T20">19% </text:span><text:span text:style-name="T14">pour chaque générateur manquant.</text:span></text:p>
      <text:p text:style-name="P21"><text:span text:style-name="T14"><text:s text:c="5"/></text:span>''<text:span text:style-name="T1">Ç</text:span>a suffit les âneries. Je vais faire ça tout seul !'' -Bill</text:p>
      <text:p text:style-name="P20"/>
      <text:p text:style-name="P20">Indéfectible <text:span text:style-name="T14">&gt; Votre expérience du combat vous a appris quelques précieuses leçons sur comment survivre. </text:span></text:p>
      <text:p text:style-name="P20"><text:span text:style-name="T20">Une fois par partie,</text:span><text:span text:style-name="T14"> vous avez la capacité de vous rétablir entièrement de l'état critique. Augmente la vitesse de récupération depuis l'était critique de </text:span><text:span text:style-name="T42">15%</text:span><text:span text:style-name="T15"> </text:span></text:p>
      <text:p text:style-name="P21"><text:span text:style-name="T15"><text:s text:c="3"/></text:span><text:span text:style-name="T16"><text:s/></text:span>''Bon sang ! Je suis vraiment FURIBARD !'' -Bill</text:p>
      <text:p text:style-name="P20"/>
      <text:p text:style-name="P20">Sur la réserve <text:span text:style-name="T14">&gt; Vous obtenez une énergie insoupçonnée en sauvant un allié d'un crochet si vous vous tenez dans le rayon de terreur du tueur.</text:span></text:p>
      <text:p text:style-name="P20"><text:span text:style-name="T14">Une fois par partie, pendant </text:span><text:span text:style-name="T42">15 secondes</text:span><text:span text:style-name="T43"> </text:span><text:span text:style-name="T14">après avoir décroché un survivant dans le rayon de terreur du tueur, tous les dégâts qui vous placeraient vous ou le survivant en était critique déclenche à la place un saignement de </text:span><text:span text:style-name="T42">15 secondes.</text:span></text:p>
      <text:p text:style-name="P18">Vous passerez en état critique si vous subissez des dégâts durant le saignement ou s'il arrive à expiration.</text:p>
      <text:p text:style-name="P21"><text:span text:style-name="T14"><text:s text:c="4"/></text:span>''<text:span text:style-name="T1">Ç</text:span>a fait un mal de chien, mais ça ne vous tuera pas. Allez-y, soldat. Il est temps de se bouger !'' -Bill</text:p>
      <text:p text:style-name="P20"/>
      <text:p text:style-name="P22">Laurie Strode -DLC Halloween</text:p>
      <text:p text:style-name="P22"/>
      <text:p text:style-name="P18">On ne sait jamais ce qui est vraiment important dans la vie jusqu'à ce qu'on réalise qu'elle pourrait bientôt s'achever. Laurie fait partie de ces gens qui aspirent juste à une vie tranquille en banlieue, à passer du temps avec leurs amis, leur famille et peut-être à avoir un ou deux rendez-vous amoureux. Laurie est une adolescente typique. Vous pourriez la croiser dans la rue sans même la remarquer. Elle fait ses devoirs et ses amis, ses professeurs et sa famille l'apprécient.</text:p>
      <text:p text:style-name="P18"/>
      <text:p text:style-name="P18">Une seule nuit de babysitting se transforme en quelque chose qui changera à jamais le cours de sa jeune vie. Un couteau fendant les airs. Des cris au loin. Des bruits qui jouent des tours à son esprit. Mais Laurie tient bon, elle est plus forte que ça/ Elle n'est pas du genre à abandonner.</text:p>
      <text:p text:style-name="P18"/>
      <text:p text:style-name="P19">Compétences enseignables :</text:p>
      <text:p text:style-name="P19"/>
      <text:p text:style-name="P20">Survivant unique <text:span text:style-name="T14">&gt; Tandis que de plus en plus de vos camarades succombent au tueur, vos changes de survie augmentent inexplicablement. Chaque survivant sacrifié ou tué perturbe la capacité du tueur à voir votre aura.</text:span></text:p>
      <text:p text:style-name="P20"><text:span text:style-name="T14"><text:s text:c="2"/>• 1 personne ou plus tuée ou sacrifiée : Réduit la portée de repérage d'auras du tueur de </text:span><text:span text:style-name="T42">40%</text:span></text:p>
      <text:p text:style-name="P20"><text:s text:c="3"/>Augmente vos chances d'être la cible de l'obsession du tueur. Une seule obsession par partie.</text:p>
      <text:p text:style-name="P20"><text:s text:c="31"/>''C'était le croquemitaine !''- Laurie Strode</text:p>
      <text:p text:style-name="P20"/>
      <text:p text:style-name="P20">Objet d'obsession <text:span text:style-name="T14">&gt; Un lien surnaturel vous unit au tueur. Si vous regardez dans la direction du tueur, votre lien révélera vos auras respectives. Cet effet s'applique uniquement si vous vous trouvez à l'extérieur du rayon de terreur du tueur. </text:span></text:p>
      <text:p text:style-name="P20"><text:span text:style-name="T14">En tant qu'obsession du tueur, cet effet a une portée maximum de</text:span><text:span text:style-name="T15"> </text:span><text:span text:style-name="T42">56 mètres</text:span><text:span text:style-name="T15">.</text:span><text:span text:style-name="T14"> Autrement, la portée maximum est de </text:span><text:span text:style-name="T42">44 mètres.</text:span></text:p>
      <text:p text:style-name="P20">Augmente vos chances de devenir l'obsession du tueur. </text:p>
      <text:p text:style-name="P20"><text:soft-page-break/>Uniquement une obsession par partie.</text:p>
      <text:p text:style-name="P21"><text:s text:c="4"/>''Il me regardait !'' -Laurie Strode</text:p>
      <text:p text:style-name="P20"/>
      <text:p text:style-name="P20">Coup décisif &gt; <text:span text:style-name="T14">Utilisant tout ce que vous avez sous la main, vous poignardez votre agresseur dans une dernière tentative pour vous échapper. Si vous êtes la cible de l'obsession du tueur, une fois par partie, quand vous vous faites attraper par le tueur, réussissez un test d'habilité pour vous échapper automatiquement de la poigne du tueur et l'étourdir pendant </text:span><text:span text:style-name="T21">3 secondes.</text:span></text:p>
      <text:p text:style-name="P18">Si vous n'êtes pas la cible de l'obsession du tueur, une fois par partie, quand vous êtes attrapé par le tueur, une fois que la barre de déhanchement a atteint<text:span text:style-name="T40"> 45%,</text:span> réussissez un test d'habilité pour automatiquement remplir la barre de déhanchement et échapper à la poigne du tueur.</text:p>
      <text:p text:style-name="P20">Augmente vos chances d'être la cible de l'obsession du tueur. Une seule obsession par partie.</text:p>
      <text:p text:style-name="P21"><text:s text:c="4"/>''Il n'y a pas de raison d'avoir peur.'' -Laurie Strode</text:p>
      <text:p text:style-name="P20"/>
      <text:p text:style-name="P22">Feng Min -DLC Spark of Madness </text:p>
      <text:p text:style-name="P20"/>
      <text:p text:style-name="P18">Feng Min était encore une enfant quand elle découvrit les jeux vidéos, et elle devint immédiatement accro. Ses parents ne voyaient aucun mal à passer quelques minutes devant un écran, mais à mesure que les minutes devinrent des heures, et parfois des jours, il décidèrent de mettre le holà et de forcer Feng Min à s'appliquer plus dans ses études.</text:p>
      <text:p text:style-name="P18"/>
      <text:p text:style-name="P18">Elle se sentit brimée par ses parents, aussi elle quitta la maison et passa son temps dans les salles internet et les LAN parties où les anciennes règles ne s'appliquaient pas. Elle passa des heures à jours, à streamer et à concourir pour arriver au sommet. Elle rencontra finalement le respect, dans le monde du jeu vidéo. Surnommée le '' Lion brilliant '', elle fut invitée à rejoindre une équipe d'e-sport prestigieuse qui devint son sanctuaire, loin des malentendus et des préjugés que ses parents et les non-joueurs lui avaient fait subir.</text:p>
      <text:p text:style-name="P18"/>
      <text:p text:style-name="P18">Feng Min repoussa ses limites pour prouver qu'elle était la meilleure. Dormir était moins important que s'entraîner. Elle alla trop loin, dormit peu, et ses performances commencèrent à bisser. Elle se mit à perdre. La nuit, elle restait éveillée, torturée à l'idée de décevoir ses parents... Et ses fans. Elle perdit totalement pied et entama une descente aux enfers. Elle commença à errer dans les rues et à fréquenter les bars, se réveillant ensuite dans des lieux dont elle ne se souvenait pas. Un beau jour, elle ouvrit les yeux sur un lieu complètement différent...</text:p>
      <text:p text:style-name="P18"/>
      <text:p text:style-name="P19">Compétences enseignables :</text:p>
      <text:p text:style-name="P19"/>
      <text:p text:style-name="P20">Vigilant <text:span text:style-name="T14">&gt; Vos sens aiguisés sont en alerte.</text:span></text:p>
      <text:p text:style-name="P18">Lorsque le tueur casse un générateur ou une palette dans les<text:span text:style-name="T27"> 12 mètres</text:span>, le tueur vous est révélé pendant <text:span text:style-name="T18">6 secondes.</text:span> </text:p>
      <text:p text:style-name="P18">Cet effet ne peut être déclenché que toutes les <text:span text:style-name="T40">60 secondes.</text:span></text:p>
      <text:p text:style-name="P21"><text:span text:style-name="T14"><text:s text:c="3"/></text:span>''Ma vision est sans pareille.'' -Feng Min</text:p>
      <text:p text:style-name="P20"/>
      <text:p text:style-name="P20">Souple <text:span text:style-name="T14">&gt; Après un saut, vous courrez à </text:span><text:span text:style-name="T20">150%</text:span><text:span text:style-name="T15"> </text:span><text:span text:style-name="T14">de votre vitesse normale pendant un maximum de </text:span><text:span text:style-name="T42">3 secondes.</text:span></text:p>
      <text:p text:style-name="P20">Uniquement actif si pourchassé.</text:p>
      <text:p text:style-name="P18">Provoque <text:span text:style-name="T5">É</text:span><text:span text:style-name="T16">puisement</text:span> pendant <text:span text:style-name="T45">60 secondes.</text:span></text:p>
      <text:p text:style-name="P20">Souple ne peut pas être utilisé pendant <text:span text:style-name="T1">É</text:span>puisement.</text:p>
      <text:p text:style-name="P21"><text:s text:c="3"/>''<text:span text:style-name="T1">Ç</text:span>a ne va pas ?'' -Feng Min</text:p>
      <text:p text:style-name="P20"/>
      <text:p text:style-name="P20">Technicien <text:span text:style-name="T14">&gt; Vous êtes capable de manier des machines avec la plus grande précision et attention.</text:span></text:p>
      <text:p text:style-name="P18">Si le test d'habilité pour la réparation échoue, il y a <text:span text:style-name="T27">30%</text:span> de chances que l'explosion du générateur soit évitée. </text:p>
      <text:p text:style-name="P19"><text:soft-page-break/><text:s/><text:span text:style-name="T17"><text:s/>''Sur ce coup là, je vais faire preuve de discrétion !'' -Feng Min</text:span></text:p>
      <text:p text:style-name="P18"/>
      <text:p text:style-name="P22">David King </text:p>
      <text:p text:style-name="P22"/>
      <text:p text:style-name="P18">Enfant unique d'une famille riche, David King semblait avoir un grand destin. En grandissant à Manchester, il montra un véritable potentiel à la fois pour le sport et pour les études, et grâce aux relations de sa famille, toutes les portes lui étaient ouvertes. Il aurait pu réussir en tout, s'il n'avait pas été d'une nature aussi combative. David vivait pour l'influx d'adrénaline d'une bonne bagarre et se démenait pour en déclencher une.</text:p>
      <text:p text:style-name="P18"/>
      <text:p text:style-name="P18">Sa résistance et ses capacités athlétiques le poussèrent vers le rugby, où il put se déchaîner et tout casser. King excellait et gagna la réputation d'être un débutant prometteur, quoi que téméraire. Son ascension fulgurante se termina abruptement quand il perdit son calme et agressa un arbitre, ce qui lui valut un bannissement à vie de la ligue et mit fin à ce que beaucoup pensaient être une carrière longue et réussie. King s'en moquait, l'argent n'était pas un problème, il l'envisagea comme une retraite précoce et se concentra sur d'autres passe-temps amusants. </text:p>
      <text:p text:style-name="P18"/>
      <text:p text:style-name="P18">Libéré des contraintes d'une carrière, et à l'abri grâce à la fortune familiale, David King passa la plupart de son temps au pub, à boire, à regarder des matchs et à se bagarrer. Certains pourraient dire qu'il gâchait sa vie. Peu de gens savaient qu'il jouait occasionnellement les '' collecteurs de dette'' ou qu'il combattait dans les clubs lors de rencontres à mains nues.</text:p>
      <text:p text:style-name="P18"/>
      <text:p text:style-name="P18">Quand David King arrêta de venir au pub, les quelques amis qui lui restaient ne furent pas surpris. Ils se dirent qu'il avait finit par déclencher une bagarre contre quelqu'un de plus fort que lui. D'une certaine façon, ils avaient raison.</text:p>
      <text:p text:style-name="P18"/>
      <text:p text:style-name="P19">Compétences enseignables :</text:p>
      <text:p text:style-name="P19"/>
      <text:p text:style-name="P20">Drôlement dur <text:span text:style-name="T14">&gt; Vous êtes résistant. Lorsque vous êtes blessé, vous puisez dans vos réserves d'adrénaline pour courir rapidement vers l'avant et éviter les dégâts. </text:span></text:p>
      <text:p text:style-name="P18"><text:s text:c="3"/>• Appuyez sur le bouton de capacité active en courant pour sprinter vers l'avant.</text:p>
      <text:p text:style-name="P18"><text:s text:c="3"/>• Durant le sprint, vous évitez les dégâts.</text:p>
      <text:p text:style-name="P20"><text:span text:style-name="T14"><text:s text:c="3"/>• Inflige </text:span><text:span text:style-name="T4">Épuisement pendant </text:span><text:span text:style-name="T44">60 secondes.</text:span></text:p>
      <text:p text:style-name="P21"><text:span text:style-name="T4"><text:s text:c="4"/></text:span><text:span text:style-name="T1">'' Nous marchions dans la venelle une nuit quand une bouteille de bière à volé, puis une autre et une autre encore. Je me suis dit &lt;&lt;On va s'en payer une tranche les mecs, allons-y!&gt;&gt; Ça a été une belle baston, juré, craché !'' - David King </text:span></text:p>
      <text:p text:style-name="P13"/>
      <text:p text:style-name="P20"><text:span text:style-name="T1">Pas envie </text:span><text:span text:style-name="T4">&gt; Aller petit, c'est juste une égratignure. Vous commencez la partie avec une blessure, et vous ne laissez personne la soigner. Votre sang se coagule presque instantanément. </text:span></text:p>
      <text:p text:style-name="P11"><text:s text:c="3"/>•Vous ne pouvez pas être entièrement soigné. </text:p>
      <text:p text:style-name="P11"><text:s text:c="3"/>• Vous ne laissez pas de flaques de sang.</text:p>
      <text:p text:style-name="P11"><text:s text:c="3"/>• Les gémissements de douleur dus aux blessures sont tout le temps réduit à<text:span text:style-name="T40"> 0%</text:span></text:p>
      <text:p text:style-name="P11"><text:s text:c="3"/>• Vous accorde la possibilité de récupérer d'un état critique.</text:p>
      <text:p text:style-name="P21"><text:span text:style-name="T4"><text:s text:c="5"/></text:span><text:span text:style-name="T1">'' J'ai perdu pied. Je lui en ai juste assené un... Ils sont venus et ils m'ont banni... Après j'ai été au pub, j'ai bu quelques bières et j'ai tourné la page. Je n'avais de toute façon pas envie de me prendre la tête avec tout ça, tu vois ce que je veux dire ? Ça me gonflait.'' - David King</text:span></text:p>
      <text:p text:style-name="P13"/>
      <text:p text:style-name="P20"><text:span text:style-name="T1">Nous vivrons éternellement </text:span><text:span text:style-name="T4">&gt; Le peu d'amis qu vous avez méritent la meilleure protection possible. À chaque fois que vous sauvez un survivant ou que vous encaissez un coup pour en protéger un, vous recevez </text:span><text:span text:style-name="T34">25% </text:span><text:span text:style-name="T4">de bonus cumulable sur tous vos gains de Points de sang jusqu'à un maximum de </text:span><text:span text:style-name="T24">50%. </text:span></text:p>
      <text:p text:style-name="P11">Vous ne recevrez les points de sang qu'après la partie.</text:p>
      <text:p text:style-name="P20"><text:soft-page-break/><text:span text:style-name="T4"><text:s text:c="3"/></text:span><text:span text:style-name="T1">'' Allez, qu'on en finisse ! J'en ai rien à carrer, moi.'' - David King</text:span></text:p>
      <text:p text:style-name="P13"/>
      <text:p text:style-name="P13"/>
      <text:p text:style-name="P15">Tueurs</text:p>
      <text:p text:style-name="P15"/>
      <text:p text:style-name="P16"/>
      <text:p text:style-name="P22">Le Piégeur </text:p>
      <text:p text:style-name="P22"/>
      <text:p text:style-name="P18">Evan MacMillan idolâtrait son père. Pas seulement parce qu'il était l'héritier d'une grande fortune, mais surtout du fait de sa façon de gérer le domaine. <text:span text:style-name="T1">É</text:span>levé sous sa poigne ferme. Evan avait pris l'habitude de diriger les ouvriers d'une main de fer. La production était toujours excellente et le domaine MacMillan prospéra sous la férule du père, comme du fils. Tout le temps où la santé mentale d'Archie MacMillan se désintégra lentement, Evan le protégea du troupeau qui réclamait une part de fortune. Quoi que lui demande son père, Evan s'exécutait.</text:p>
      <text:p text:style-name="P18"/>
      <text:p text:style-name="P18">Quand Archie MacMillan perdit complètement pied, Evan fut l'exécuteur de ce qui deviendrait le pire massacre de l'histoire moderne. Ils n'arrivèrent jamais à prouver qu'Evan avait mené une centaine d'hommes dans ces tunnels sombres avant de déclencher l'explosion qui devait sceller leur sort. L'histoire du domaine MacMillan est faite de richesse et de pouvoir qui tournèrent horriblement mal. Personne ne sait combien de victimes firent le père et le fils. Aucune archive ne mentionne ce qu'il est advenu d'Evan MacMillan. Son père constitue un autre mystère non résolu. Il fut retrouvé dans le sous-sol de son propre entrepôt, mort et abandonné.</text:p>
      <text:p text:style-name="P18"/>
      <text:p text:style-name="P19">Pouvoir :</text:p>
      <text:p text:style-name="P19">Piège à ours </text:p>
      <text:p text:style-name="P19"/>
      <text:p text:style-name="P19">Un grand piège à patte en acier. On trouve des pièges tout autour de la zone, prêts à être ramassés et installés n'importe où.</text:p>
      <text:p text:style-name="P19">• Immobilise et blesse la victime piégée.</text:p>
      <text:p text:style-name="P19"/>
      <text:p text:style-name="P19">Compétences enseignables :</text:p>
      <text:p text:style-name="P19"/>
      <text:p text:style-name="P20">Présence perturbante <text:span text:style-name="T14">&gt; Votre seule présence inspire la peur. Les survivants qui se trouvent dans votre rayon de terreur ont </text:span><text:span text:style-name="T29">6%</text:span><text:span text:style-name="T31"> </text:span><text:span text:style-name="T14">de chances supplémentaires d'activer des tests d'habilité lors des réparations, soins et sabotages. Les zones de succès sont réduites de</text:span><text:span text:style-name="T21"> </text:span><text:span text:style-name="T20">40%</text:span><text:span text:style-name="T15">.</text:span></text:p>
      <text:p text:style-name="P21"><text:span text:style-name="T14"><text:s text:c="6"/></text:span>''Nous sentons sa présence.''</text:p>
      <text:p text:style-name="P21"/>
      <text:p text:style-name="P20"/>
      <text:p text:style-name="P20">Agitation <text:span text:style-name="T14">&gt; Vous êtes tout excité à l'idée de suspendre votre proie. Augmente votre vitesse quand vous transportez un corps de </text:span><text:span text:style-name="T31">6%</text:span><text:span text:style-name="T14">. Pendant le transport du corps, votre rayon de terreur augmente de </text:span><text:span text:style-name="T21">6 mètres.</text:span></text:p>
      <text:p text:style-name="P21">''<text:span text:style-name="T1">À</text:span> un moment, l'excitation à l'idée de nous accrocher prend le pas sur le désir de nous tuer.''</text:p>
      <text:p text:style-name="P21"/>
      <text:p text:style-name="P20">Force brute &gt; <text:span text:style-name="T14">Votre force immense vous permet de broyer les défenses de vos proies. Détruisez les barricades </text:span><text:span text:style-name="T31">10%</text:span><text:span text:style-name="T14"> plus vite.</text:span></text:p>
      <text:p text:style-name="P21">''Il n'y a pas que les muscles. Une sombre puissance motive la bête.''</text:p>
      <text:p text:style-name="P21"/>
      <text:p text:style-name="P17"/>
      <text:p text:style-name="P22">Le Spectre </text:p>
      <text:p text:style-name="P22"/>
      <text:p text:style-name="P18"><text:soft-page-break/>Philip Ojomo arriva dans ce pays avec pour tout bagage l'espoir d'un nouveau départ. Il fut heureux quand on lui proposa un travail à la casse Autohaven. C'était une petite casse auto où les policiers se faisaient graisser la patte pour détourner le regard des affaires louches qui s'y pratiquaient. Ojomo s'en fichait. Il avait côtoyé de près le crime dans son pays natal, et tant qu'on ne l'impliquait pas, il ne s'en mêlait pas. Lui, il réparait les véhicules et faisait marcher la presse. Et il le faisait très bien. On insérait une voiture et un petit cube métallique en sortait.</text:p>
      <text:p text:style-name="P18"/>
      <text:p text:style-name="P18">Jusqu'à ce jour fatal où, par hasard, il vit du sang couleur d'une des voitures à compacter. En ouvrant le coffre, il trouva un jeune homme, bâillonné, ligoté et au regard paniqué. Ojomo libéra l'homme qui réussit à faire dix pas avant que le patron d'Ojomo ne l'arrête et ne lui tranche la gorge. Quand Ojomo exigea des réponses, on lui expliqua qu'il avait en fait été un simple bourreau car presque chaque véhicule contenait une âme, c'était le '' service '' que fournissait la casse auto à certains '' clients ''. Ojomo perdit pied et par la même occasion, la tête. Il jeta son patron dans la presse et l'actionna doucement, quand la tête en sortit, Ojomo l'attrapa et extirpa tête et colonne vertébrale du corps. Puis il quitta les lieux et on ne le revit jamais.</text:p>
      <text:p text:style-name="P18"/>
      <text:p text:style-name="P19">Pouvoir :</text:p>
      <text:p text:style-name="P19">Cloche des lamentations</text:p>
      <text:p text:style-name="P19"/>
      <text:p text:style-name="P19">Une lourde cloche en fonte imprégnée de pouvoirs anciens. Permet à l'utilisateur d'entrer dans le monde des esprits.</text:p>
      <text:p text:style-name="P19"><text:s text:c="2"/>• Confère une invisibilité presque totale.</text:p>
      <text:p text:style-name="P19"><text:s text:c="10"/>•Mouvements plus rapides une fois invisible.</text:p>
      <text:p text:style-name="P19">• Impossibilité d'attaquer ou d'interagir</text:p>
      <text:p text:style-name="P20"/>
      <text:p text:style-name="P20"/>
      <text:p text:style-name="P21">Compétences enseignables :</text:p>
      <text:p text:style-name="P21"/>
      <text:p text:style-name="P20">Chien de sang <text:span text:style-name="T14">&gt; Tel un chien de chasse, vous flairez les traces de sang à grande distance. Les traces de sang frais sont </text:span><text:span text:style-name="T29">un peu plus visibles</text:span><text:span text:style-name="T15"> </text:span><text:span text:style-name="T14">et peuvent être suivis pendant</text:span><text:span text:style-name="T21"> </text:span><text:span text:style-name="T20">2 secondes</text:span><text:span text:style-name="T15"> </text:span><text:span text:style-name="T14">de plus que la normale.</text:span></text:p>
      <text:p text:style-name="P21">''Des cailloux scintilles au clair de lune ; ma vie s'écoule en une piste facile à suivre.''</text:p>
      <text:p text:style-name="P21"/>
      <text:p text:style-name="P20">Résistance à l'obscurité <text:span text:style-name="T14">&gt; Vous avez une excellente vue, même la nuit. Votre vision est plus claire de</text:span><text:span text:style-name="T29"> 25%</text:span><text:span text:style-name="T15">.</text:span><text:span text:style-name="T14"> Très sensible à la lumière, vous êtes aveuglé </text:span><text:span text:style-name="T20">20%</text:span><text:span text:style-name="T14"> plus vite que la normale et vous prenez </text:span><text:span text:style-name="T42">50%</text:span><text:span text:style-name="T15"> </text:span><text:span text:style-name="T14">de temps en plus pour récupérer.</text:span></text:p>
      <text:p text:style-name="P21"><text:span text:style-name="T14">'</text:span>'Brillants dans la noirceur totale, ses yeux percent la nuit et piquent votre âme.''</text:p>
      <text:p text:style-name="P21"/>
      <text:p text:style-name="P20">Prédateur &gt;<text:span text:style-name="T14"> Votre capacité de pistage développée vous permet de suivre les traces laissées par les proies sur une plus longue période. Les empreintes restent visibles </text:span><text:span text:style-name="T29">1 seconde</text:span><text:span text:style-name="T14"> de plus que la normale.</text:span></text:p>
      <text:p text:style-name="P21">''N'arrêtez jamais de bouger et priez pour avoir un peu d'avance sur la bête.'' -Carnet de notes.</text:p>
      <text:p text:style-name="P21"/>
      <text:p text:style-name="P22">Le Docteur – DLC Spark of Madness</text:p>
      <text:p text:style-name="P22"/>
      <text:p text:style-name="P18">Doté d'une aptitude exceptionnelle pour la psychologie, Herman a été soigneusement sélectionné pour intégrer la formation spéciale d'un programme spécial de neuroscience avancée basé sur un site secret en Illinois et connue sous le nom de Léry Memorial Institute, en fait en couverture pour la CIA. C'est là que Herman rencontra le docteur Otto Stamper. Sous sa supervision, il commença à utiliser d'étranges et cruelles méthodes pour extraire des informations des prisonniers envoyés à l'institut, qui servait aussi de prison secrète et de centre de rééducation pour quiconque était jugé dangereux pour les U.S.A. Son utilisation à tout va d'une thérapie violente à base d'électrochocs eut <text:soft-page-break/>des résultats extraordinaires et plusieurs menaces à la sécurité nationale furent mises au jour.</text:p>
      <text:p text:style-name="P18"/>
      <text:p text:style-name="P18">Les années passant, Herman devint connu comme Le Docteur et personne ne s'interrogea sur le fait de savoir s'il avait un diplôme de médecin ou même ce qui arrivait aux prisonniers une fois qu'ils avaient tout dit. Ce n'est qu'après le silence radio complet d'une semaine du Léry Memorial institute que la véritable horreur fut enfin découverte. On retrouva les corps du personnel, des patients et des prisonniers, et tous présentaient différentes formes de traumatismes crâniens. Les cadavres du personnel et des prisonniers furent tous retrouvés, y compris celui du D.Otto Stamper, mais aucun signe de Herman &lt;&lt;Le Docteur&gt;&gt; Carter.</text:p>
      <text:p text:style-name="P18"/>
      <text:p text:style-name="P19">Pouvoir :</text:p>
      <text:p text:style-name="P12">Étincelle de Carter </text:p>
      <text:p text:style-name="P12"/>
      <text:p text:style-name="P12">Est-ce un don ou une malédiction ? L'Entité a allumé une étincelle de corruption inextinguible dans le cœur du Docteur, lui permettant de générer de la puissance électrique à volonté. Ses odieux traitements corrompent l'esprit de ceux qu'il touche. Les victimes des électrochocs corrompus perdent peur à peu leur lien avec la réalité et, suite aux expositions répétées, finissent par sombrer dans la folie.</text:p>
      <text:p text:style-name="P19"><text:span text:style-name="T1">• </text:span><text:span text:style-name="T5">Changement de posture</text:span><text:span text:style-name="T1"> : Le mode Châtiment sert à blesser les survivants. Le mode Traitement accorde les capacités de </text:span><text:span text:style-name="T5">Champ électrique et Électrochocs.</text:span></text:p>
      <text:p text:style-name="P19"><text:span text:style-name="T1">• </text:span><text:span text:style-name="T5">Champ électrique</text:span><text:span text:style-name="T1"> : en mode </text:span><text:span text:style-name="T5">traitement</text:span><text:span text:style-name="T1"> un </text:span><text:span text:style-name="T5">champ électrique</text:span><text:span text:style-name="T1"> égal à votre rayon de terreur est généré, ce qui augmente la </text:span><text:span text:style-name="T5">Folie</text:span><text:span text:style-name="T1"> du survivant en fonction de sa proximité avec le Docteur.</text:span></text:p>
      <text:p text:style-name="P19"><text:span text:style-name="T1">•</text:span><text:span text:style-name="T5">Folie palier I </text:span><text:span text:style-name="T1">: les survivants hurlent, révélant leur position au Docteur.</text:span></text:p>
      <text:p text:style-name="P19"><text:span text:style-name="T1">•</text:span><text:span text:style-name="T5">Folie palier II</text:span><text:span text:style-name="T1"> : tous les effets du </text:span><text:span text:style-name="T5">palier I</text:span><text:span text:style-name="T1">. Déclenche des</text:span><text:span text:style-name="T5"> hallucinations collectives</text:span><text:span text:style-name="T1"> chez les survivants.</text:span></text:p>
      <text:p text:style-name="P19"><text:span text:style-name="T1">•</text:span><text:span text:style-name="T5">Folie palier III </text:span><text:span text:style-name="T1">: tous les effets du</text:span><text:span text:style-name="T5"> palier II</text:span><text:span text:style-name="T1">. Les </text:span><text:span text:style-name="T5">hallucinations collectives</text:span><text:span text:style-name="T1"> s'intensifient, ce qui permet au Docteur de lire leurs </text:span><text:span text:style-name="T5">auras</text:span><text:span text:style-name="T1">. Les survivants hurlent régulièrement, révélant leurs postions au Docteur. Les survivants ne peuvent pas se soigner, réparer, saboter ou profaner tant qu'ils n'ont pas réussi à </text:span><text:span text:style-name="T5">Se secouer.</text:span></text:p>
      <text:p text:style-name="P19"><text:span text:style-name="T1">•Plus d'</text:span><text:span text:style-name="T5">afflictions</text:span><text:span text:style-name="T1"> sont disponibles avec les accessoires.</text:span></text:p>
      <text:p text:style-name="P12"/>
      <text:p text:style-name="P14">Compétences enseignables :</text:p>
      <text:p text:style-name="P14"/>
      <text:p text:style-name="P20"><text:span text:style-name="T1">Surveillance et maltraitance : </text:span><text:span text:style-name="T4">Méticuleux dans votre approche, terrifiant dans votre application. </text:span></text:p>
      <text:p text:style-name="P20"><text:span text:style-name="T4">Tandis que vous pourchassez un survivant, votre rayon de terreur est augmenté de</text:span><text:span text:style-name="T33"> 6 mètres</text:span><text:span text:style-name="T34">.</text:span><text:span text:style-name="T4"> Si ce n'est pas le cas, votre rayon de terreur est réduit de </text:span><text:span text:style-name="T33">6 mètres</text:span><text:span text:style-name="T3"> </text:span><text:span text:style-name="T4">et votre champ de vision est </text:span><text:span text:style-name="T23">légèrement</text:span><text:span text:style-name="T4"> augmenté.</text:span></text:p>
      <text:p text:style-name="P13">Les améliorations du champ de vision ne sont pas cumulables.</text:p>
      <text:p text:style-name="P14"><text:s text:c="4"/>'' C'est l'heure de votre traitement !'' - Le Docteur</text:p>
      <text:p text:style-name="P14"/>
      <text:p text:style-name="P20"><text:span text:style-name="T1">Surcharge : </text:span><text:span text:style-name="T4">La haine du progrès vous anime. </text:span></text:p>
      <text:p text:style-name="P20"><text:span text:style-name="T4">Surchargez un générateur en effectuent l'action Casser le générateur. Le prochain survivant qui interagit avec ce générateur devra faire face à un test d'habilité d'une difficulté </text:span><text:span text:style-name="T33">modérée</text:span><text:span text:style-name="T4">. Si le test échoue, le générateur régressera de </text:span><text:span text:style-name="T23">3%.</text:span></text:p>
      <text:p text:style-name="P11">Réussir le test d'habilité ne générera aucune progression mais empêchera l'explosion du générateur.</text:p>
      <text:p text:style-name="P11"/>
      <text:p text:style-name="P20"><text:span text:style-name="T1">Présence écrasante : </text:span><text:span text:style-name="T4">Votre seule présence inspire une véritable peur. Les survivants dans votre rayon de terreur souffrent d'inefficacité.</text:span></text:p>
      <text:p text:style-name="P11">Le taux de consommation d'objets des survivants est augmenté de <text:span text:style-name="T32">80%</text:span></text:p>
      <text:p text:style-name="P14">'' Merde ! J'ai fait tomber la gaze !''</text:p>
      <text:p text:style-name="P11"/>
      <text:p text:style-name="P14"/>
      <text:p text:style-name="P16"><text:soft-page-break/>La Silhouette – DLC Halloween </text:p>
      <text:p text:style-name="P16"/>
      <text:p text:style-name="P11">Certains humains sont tout simplement de la mauvaise graine. Une graine bouffie d'une forme pure et concentrée de mal. Michael Myers est l'une de ces graines. Infliger de la douleur aux autres ne lui posent aucun problème. En fait, c'est exactement ce qu'il recherchait. Mais la vie peut-être dure, même pour ceux dont l'esprit est rempli de terreur. La différence vient juste de la façon dont on résout ces problèmes.</text:p>
      <text:p text:style-name="P11"/>
      <text:p text:style-name="P11">Pour Michael, il avait besoin de tuer pour retrouver sa paix intérieure. Quand il assassina sa sœur, la police trouva sur les lieux un garçon silencieux, déguisé en clown. Quand on découvre un début d'incendie, on ne jette pas de l'essence dessus. Mais c'est ce qu'a fait l'administration, qui ne se doutait pas cela façonnerait ce démon dans un corps de garçon. Envoyer Michael dans un asile psychiatrique était une tentative pour sauver l'enfant. Une thérapie vouée à l'échec et les hurlements nocturnes aggravèrent encore son introversion et sa folie. Les gens espéraient que la parenthèse Michael Myers se refermerait vite enterrée, vite oubliée, un raté qui ne tarderait pas à nourrir les asticots. Mais c'est alors qu'il... S'échappa.</text:p>
      <text:p text:style-name="P11"/>
      <text:p text:style-name="P14">Pouvoir :</text:p>
      <text:p text:style-name="P12">Mal intérieur </text:p>
      <text:p text:style-name="P12">Les ténèbres qui l'habitent lui donnent la détermination nécessaire pour prendre la vie de ses victimes. Activer Mal intérieur permet à la Silhouette de voir sa proie clairement et d'emmagasiner encore plus de puissance malfaisante en la traquant. Les 3 niveaux de puissance de la compétence s'accompagnent de différents avantages :</text:p>
      <text:p text:style-name="P12"/>
      <text:p text:style-name="P12"><text:span text:style-name="T16">Mal Intérieur I :</text:span> Réduit énormément le rayon de terreur. Confère l'immunité aux compétences de détection. Réduit légèrement la vitesse de déplacement. Réduit légèrement l'allonge.</text:p>
      <text:p text:style-name="P12"/>
      <text:p text:style-name="P12"><text:span text:style-name="T16">Mal Intérieur II :</text:span> Réduit modérément le rayon de terreur. Augmente légèrement la vitesse de déplacement. Augmente légèrement l'allonge.</text:p>
      <text:p text:style-name="P12"/>
      <text:p text:style-name="P12"><text:span text:style-name="T16">Mal Intérieur III :</text:span> Rayon de terreur normal. Les attaques font le double de dégâts. Mal intérieur III dure <text:span text:style-name="T32">60 secondes</text:span>, après quoi sa puissance est considérablement <text:span text:style-name="T22">réduite</text:span><text:span text:style-name="T16">.</text:span></text:p>
      <text:p text:style-name="P14">''Je l'ai rencontré, il y a de cela quinze ans. On m'avait dit qu'il était dénué de tout ; de raison, de conscience, de compréhension et qu'il lui manquait même des notions basiques de vie et de mort, de bien et de mal. Je l'ai rencontré quand il était alors âgé de six ans, pâle, sans émotions, doté des yeux les plus noirs qu'il m'ait été donné de voir...les yeux du démon. J'ai passé huit longues années à essayer d'établir un contact avec lui, puis sept autres à essayer de l'enfermer, car j'avais alors réalisé que derrière ces yeux se cachait tout simplement le mal plus pur que soit...'' -Dr.Sam Loomis.</text:p>
      <text:p text:style-name="P14"/>
      <text:p text:style-name="P14">Compétences enseignables :</text:p>
      <text:p text:style-name="P14"/>
      <text:p text:style-name="P13">Jouer avec la nourriture :<text:span text:style-name="T14"> Vous devenez obsédé par un seul survivant.</text:span></text:p>
      <text:p text:style-name="P11">Chaque fois que vous chassez la cible de votre obsession et que vous la laissez s'échapper, vous recevez un jeton jusqu'à un maximum de 3 jetons. Chaque jeton augmente votre vitesse de déplacement de <text:span text:style-name="T27">3%. </text:span>Chaque action offensive consomme un jeton.</text:p>
      <text:p text:style-name="P11">Une seule obsession par partie.</text:p>
      <text:p text:style-name="P14">''Tu les a tous eus, n'est-ce pas Michael ? Mais pas moi.'' -Dr.Sam Loomis.</text:p>
      <text:p text:style-name="P14"/>
      <text:p text:style-name="P13">Gardons le meilleur pour la fin:<text:span text:style-name="T14">Vous devenez obsédé par un seul survivant. Tant que la cible de votre obsession est vivante, après l'avoir pourchassée pendant </text:span><text:span text:style-name="T31">20 secondes,</text:span><text:span text:style-name="T14"> le délai de récupération de votre prochaine attaque réussie est réduit de </text:span><text:span text:style-name="T21">30%</text:span><text:span text:style-name="T14">. Ce bonus reste disponible pendant </text:span><text:span text:style-name="T43">5 secondes</text:span><text:span text:style-name="T14"> </text:span><text:soft-page-break/><text:span text:style-name="T14">après l'interruption de la poursuite, et si vous reprenez la poursuite avant la fin des </text:span><text:span text:style-name="T43">5 secondes,</text:span><text:span text:style-name="T14"> ce délai sera réinitialisé. </text:span></text:p>
      <text:p text:style-name="P11">Une seule obsession par partie.</text:p>
      <text:p text:style-name="P14">''La Mort a pointé le bout de son nez dans votre petite ville, Shérif.'' -Dr.Sam Loomis.</text:p>
      <text:p text:style-name="P14"/>
      <text:p text:style-name="P13">Lumière mourante : <text:span text:style-name="T14">Vous devenez obsédé par un seul survivant.</text:span></text:p>
      <text:p text:style-name="P11">La vitesse d'action altruiste de la cible de votre obsession est augmenté de <text:span text:style-name="T27">38%</text:span>. Une fois que cette cible est tuée ou sacrifiée, tous les autres survivants reçoivent une pénalité de <text:span text:style-name="T18">19%</text:span> à la vitesse de réparation, sabotage et de soins.</text:p>
      <text:p text:style-name="P11">Une seule obsession par partie.</text:p>
      <text:p text:style-name="P14">'' Ce n'est pas un homme...'' -Dr.Sam Loomis.</text:p>
      <text:p text:style-name="P14"/>
      <text:p text:style-name="P16">La Harpie – DLC Of Flesh and Mud</text:p>
      <text:p text:style-name="P16"/>
      <text:p text:style-name="P11">Lisa Sherwood grandit dans une vie paisible. Ses habitants étaient gentils : les anciens servaient de médiateurs dans les disputes et maintenaient vivantes les traditions. Lisa appréciait particulièrement les sorts qu'ils lui apprirent à dessiner pour se protéger et avoir de la chance. Une nuit, alors qu'elle rentrait chez elle en passant par les bois, un orage terrible éclata sans prévenir. Dans l'obscurité et sous la pluie, elle glissa et se cogna la tête. <text:span text:style-name="T1">À</text:span> demi assommée, elle vit de sombres silhouettes approcher entre les arbres. Bientôt, elles furent assez près pour qu'elle distingue leurs sourires grimaçants, carnassiers et maléfiques.</text:p>
      <text:p text:style-name="P11"/>
      <text:p text:style-name="P11">Ils l'enchaînèrent à un mur dans une cave inondée. Dans la pénombre, elles pouvaient voir qu'il y avait d'autres gens, dont les plaies ouvertes étaient couvertes de mouches. Ils ne survécurent pas longtemps quand les cannibales commencèrent à découper des parties de leurs corps avec leurs lames rouillées mais, on se sait comment, Lisa résista. Affamée et mutilée, ses bras devinrent assez maigres pour que ses entraves aient du jeu. Elle tira, et le métal déchira sa peau et ses muscles jusqu'à ce qu'elle se libère. Un pus jaune et visqueux s'échappait de ses chairs et ses os étaient visibles sous ses blessures gangrenées. Elle ne pouvait pas aller plus loin. En plein délire, elle pensa à son foyer : elle pensa aux anciens. Elle traça les symboles qu'ils lui avaient appris. Une faim ténébreuse s'éveilla en elle. Qui avait soif de sang. Elle choisit la vengeance.</text:p>
      <text:p text:style-name="P11">Les recherches de la police finirent par les amener à la vieille baraque dans les marais. Ses occupants avaient été démembrés et dévorés. Les sorts des anciens étaient gribouillés avec du sang sur le plancher.</text:p>
      <text:p text:style-name="P11">Le corps de Lisa ne fut jamais retrouvé.</text:p>
      <text:p text:style-name="P11"/>
      <text:p text:style-name="P14">Pouvoir :</text:p>
      <text:p text:style-name="P12">Catalyseur noir</text:p>
      <text:p text:style-name="P12"/>
      <text:p text:style-name="P12">Source du pouvoir de la Harpie, un doigt noirci utilisé pour catalyser son terrible pouvoir. La Harpie contrôle et façonne la boue selon ses désirs. Avec de simples dessins rituels, elle crée des répliques trompeuses d'elle-même, faite de boue et de plantes en décomposition. Elle les utilise pour produire différents effets.</text:p>
      <text:p text:style-name="P12">• Confère la capacité de créer et de conserver <text:span text:style-name="T16">10 pièges fantômes</text:span>.</text:p>
      <text:p text:style-name="P12">• Confère la capacité de se téléporter directement vers un fantôme quand il est déclenché dans un rayon de <text:span text:style-name="T27">32 mètres</text:span>.</text:p>
      <text:p text:style-name="P12"/>
      <text:p text:style-name="P14">Compétences enseignables :</text:p>
      <text:p text:style-name="P14"/>
      <text:p text:style-name="P13">Sort : Mangeur d'espoir:<text:span text:style-name="T14"> Un sort qui puise sa force dans l'espoir. Les faux espoirs des survivants aiguisent votre faim. Quand un survivant est sauvé d'un crochet qui se trouve au moins à </text:span><text:span text:style-name="T31">24 mètres</text:span><text:span text:style-name="T14">, Mangeur d'espoir reçoit un jeton ;</text:span></text:p>
      <text:p text:style-name="P11"><text:soft-page-break/>• <text:span text:style-name="T16">5 jetons</text:span> : Confère la possibilité de tuer les survivants de vos propres mains.</text:p>
      <text:p text:style-name="P11"/>
      <text:p text:style-name="P11">Les effets du sort persistent tant que le totem ensorcelé est debout.</text:p>
      <text:p text:style-name="P14">'' Si vous ne faites rien, vous avez leur mort sur la conscience. Si vous les sauvez, vous attisez sa faim.''</text:p>
      <text:p text:style-name="P14"/>
      <text:p text:style-name="P13">Sort : Ruine : <text:span text:style-name="T14">Un sort qui affecte la capacité des survivants à réparer les générateurs. 2 survivants sont affectés par Ruine, alors : </text:span></text:p>
      <text:p text:style-name="P11">• Un bon test d'habilité se traduit par <text:span text:style-name="T27">5% </text:span>de régression sur le générateur.</text:p>
      <text:p text:style-name="P11">• Un excellent test d'habilité confère <text:span text:style-name="T18">0%</text:span> de progression bonus sur le générateur.</text:p>
      <text:p text:style-name="P11"/>
      <text:p text:style-name="P11">Les effets du sort persistent tant que le totem ensorcelé est debout.</text:p>
      <text:p text:style-name="P14">'' Une malédiction est sur vous, elle causera votre perte.''</text:p>
      <text:p text:style-name="P14"/>
      <text:p text:style-name="P13">Sort : Le troisième sceau : <text:span text:style-name="T14">Un sort qui entrave la capacité de lecture d'auras. Frapper un survivant pendant que le totem ensorcelé est actif réduit l'efficacité de sa capacité de lecture d'auras de </text:span><text:span text:style-name="T31">100%</text:span><text:span text:style-name="T14">. Cet effet s'applique aux 2 derniers survivants frappés.</text:span></text:p>
      <text:p text:style-name="P11">Les effets du sort persistent tant que le totem ensorcelé est debout.</text:p>
      <text:p text:style-name="P14">''Elle a touché votre peau, vous portez la marque de la sorcière !''</text:p>
      <text:p text:style-name="P14"/>
      <text:p text:style-name="P16">Le Cannibale – DLC Leatherface </text:p>
      <text:p text:style-name="P16"/>
      <text:p text:style-name="P11">La question de savoir si les tueurs réalisent leurs horribles actes sous l'effet de leurs cerveau malade ou s'ils y sont conduits pas des influences extérieures à longtemps fait l'objet de débats. Mais pour un tueur, nature et éducation sont inextricablement liées.</text:p>
      <text:p text:style-name="P11"/>
      <text:p text:style-name="P11">Face de cuir ne tue pas pour imposer sa volonté aux autres, ni même pour faire taire les voix dans sa tête ou satisfaire des pulsions sanguinaires. Il tue car il a peur ; il a peur que les autres le blessent, peur de décevoir sa famille, peur que leurs appétit commun pour la chair humaine ne soit découvert.</text:p>
      <text:p text:style-name="P11"/>
      <text:p text:style-name="P11">Il fait ce qu'on lui dit, sa famille l'aime et c'est tout ce qui importe. Les étrangers sont une menace et les menaces doivent être éliminées.</text:p>
      <text:p text:style-name="P11"/>
      <text:p text:style-name="P11">Par exemple, ces enfants qui pénétré dans sa maison sans y être invités. Ils sont entrés comme s'ils étaient chez eux. Ils ont commencé à fouiner, à la recherche des secrets familiaux, sans aucun doute. Mais Face de cuir s'est occupé d'eux pour protéger sa famille, comme on le lui avait appris.</text:p>
      <text:p text:style-name="P11"/>
      <text:p text:style-name="P11">Il n'est pas qu'un protecteur, non. Il endosse plusieurs rôles, et chacun de ses rôles à son propre visage. Il sert le repas, s'occupe de sa famille, s'habille correctement lorsqu'ils mangent. Son grand-père et sa grand-mère avaient l'habitude de s'occuper de tout le monde, mais le grand-père dorénavant âgé et sa grand-mère n'est plus très mobile, alors Face de Cuir et ses frères ont repris le flambeau. La famille représente tout pour lui. La famille signifie confort et sécurité.</text:p>
      <text:p text:style-name="P11"/>
      <text:p text:style-name="P11">Bien qu'il ait fait de son mieux, l'une des enfants à réussi à s'enfuir. Il a essayé de l'en empêcher, la traquant aussi rapidement que possible, mais elle avait un complice : un autre étranger, au volant d'un camion. Le routier tue son frère et l'écrasa comme un animal sauvage. Enragé, Face de cuir lui sauta dessus, la tronçonneuse prête à venger sa famille, mais le routier était trop rapide. Il assomma Face de cuir et retourna son arme contre lui.</text:p>
      <text:p text:style-name="P11"/>
      <text:p text:style-name="P11">Tandis qu'il regardait les étrangers s'enfuir, la fureur et la tristesse s'ajoutèrent à l'inquiétude de ce qui arriverait à sa famille. Ils reviendraient avec la police, et les flics embarqueraient ses frères et son grand-père. Sans eux, qui deviendrait-il ? Sans leurs ordres, il dépérirait et finirait par mourir.</text:p>
      <text:p text:style-name="P11"><text:soft-page-break/>Sous l'émotion de voir son monde s'écrouler, Face de cuir agita sa tronçonneuse dans tous les sens, essayant de combattre les myriades de menaces qui rôdaient tout autour.</text:p>
      <text:p text:style-name="P11"/>
      <text:p text:style-name="P11">Puis, un autre sentiment l'envahit, une sensation invisible parcourant sa peau avec une terreur glaciale. Il réalisa que peu importe ce que les étrangers lui feraient, il existait quelque chose de bien pire, quelque chose de plus grand qui vivait dans l'ombre. Une terreur nouvelle l'emplissait, incomparable avec tout ce qu'il avait vécue par le passé. Mais c'était presque réconfortant, semblable à la peur qu'il ressentait avec sa famille. La peur de les décevoir.</text:p>
      <text:p text:style-name="P11"/>
      <text:p text:style-name="P11">Il se senti guidé vers un endroit à la fois familier et inconnu, puis comprit instinctivement ce qu'il devait faire. Il n'échouerait pas, comme ça avait été le cas avec sa famille. Les étrangers viendraient, mais il utiliserait ses capacités pour surmonter toutes mes menaces. Il y aurait des cris, mais il les ferait taire.</text:p>
      <text:p text:style-name="P11">Jusqu'à ce qu'il ne reste plus que le son de sa tronçonneuse.</text:p>
      <text:p text:style-name="P11"/>
      <text:p text:style-name="P11">Laissez venir les étrangers.</text:p>
      <text:p text:style-name="P11"/>
      <text:p text:style-name="P14">Pouvoir :</text:p>
      <text:p text:style-name="P12">Tronçonneuse de beauf </text:p>
      <text:p text:style-name="P12"/>
      <text:p text:style-name="P12">Une tronçonneuse incroyablement puissante qui a planté ses dents dans d'innombrables victimes. Un cadeau d'anniversaire idéal pour le Cannibale.</text:p>
      <text:p text:style-name="P12">• Activez pour tronçonner pendant une durée limitée.</text:p>
      <text:p text:style-name="P12">• Peut frapper des cibles multiples au prix d'une charge de tronçonneuse. </text:p>
      <text:p text:style-name="P12">• Heurter des objets plonge le Cannibale en crise, une attaque qui inflige des dégâts à toute personne à côté de lui.</text:p>
      <text:p text:style-name="P12">• Place automatiquement les victimes en était critique avec une attaque réussie.</text:p>
      <text:p text:style-name="P12"/>
      <text:p text:style-name="P14">Compétences enseignables :</text:p>
      <text:p text:style-name="P14"/>
      <text:p text:style-name="P13">K.O : <text:span text:style-name="T14">Le traumatisme causé par vos brutales attaques rend difficile le simple fait de crier à l'aide. L'aura des survivants en était critique n'est pas révélée aux autres survivants s'ils se tiennent à plus de </text:span><text:span text:style-name="T29">32 mètres.</text:span></text:p>
      <text:p text:style-name="P14">'' Ho, cette arme à feu n'est pas bonne. <text:span text:style-name="T1">À</text:span> l'ancienne... Avec une masse ! Ils meurent mieux, comme ça.'' - Nubbins Sawyer</text:p>
      <text:p text:style-name="P14"/>
      <text:p text:style-name="P13">Chute de Franklin : <text:span text:style-name="T14">Votre cruelle attaque force les survivants à lâcher leur objet à l'impact.</text:span></text:p>
      <text:p text:style-name="P14">'' Sally, j'entends quelque chose. Stop ! Stop !'' - Franklin</text:p>
      <text:p text:style-name="P14"/>
      <text:p text:style-name="P13">Chili et barbecue : <text:span text:style-name="T14">Un sombre lien avec l'Entité débloque le potentiel de lire les auras. Après avoir pendu un survivant à un crochet, les auras de tous les autres survivants vous sont révélées pendant </text:span><text:span text:style-name="T31">4 secondes</text:span><text:span text:style-name="T14"> s'ils sont à plus de</text:span><text:span text:style-name="T21"> 52 mètres</text:span><text:span text:style-name="T14"> du crochet. </text:span></text:p>
      <text:p text:style-name="P11">• Donne <text:span text:style-name="T40">100% de Points de sang bonus</text:span> pour tout événement procurant des points tant qu'un survivant est pendu au crochet.</text:p>
      <text:p text:style-name="P14">'' Je ne prends aucun plaisir à tuer. Il y a simplement des choses qui doivent être faites. <text:span text:style-name="T1">Ç</text:span>a ne veut pas dire qu'on doit aimer ça.'' - Drayton Sawyer</text:p>
      <text:p text:style-name="P14"/>
      <text:p text:style-name="P16">La Chasseuse </text:p>
      <text:p text:style-name="P16"/>
      <text:p text:style-name="P11">Dés qu'Anna a été capable de marcher, sa mère a commencé à lui apprendre comment survivre à une vie dure et solitaire dans les bois du nord. Habiter dans une zone aussi reculée et dangereuse demandait du talent et de la résistance. Quand le soleil n'était plus assez haut pour des activités <text:soft-page-break/>productives, elles se réfugiaient dans leur maison, une vieille maison en bois robuste, construite pour résister aux hivers les plus rudes. Près de la chaleur de l'âtre, Anna se reposait entre les bras de sa mère, entourée de quelques jouets en bois et de masques que cette dernière avait fabriqués pour elle. S'endormant au son d'histoires et de berceuses, elle faisait de doux rêves, ignorante des événements qui allaient bientôt tout changer.</text:p>
      <text:p text:style-name="P11"/>
      <text:p text:style-name="P11">Anna et sa mère traquaient un grand élan dans les bois. Elles savaient le proie dangereuse mais l'hiver avait été particulièrement rigoureux et il ne leur restait presque plus de nourriture. Le spectre de la famine les effrayait plus que n'importe quelle créature de la forêt. Sans prévenir, l'élan se dressa sur ses pattes arrières, meugla et chargea Anna. Elle était paralysée de peur et le monde entier semblait trembler sous les sabots tonnants de l'immense bête. L'élan était assez près pour qu'Anna voit la furie meurtrière dans ses yeux quand sa mère je jeta en travers de son chemin, la hache à la main. Un cri à glacer le sang s'échappa de ses lèvres alors que l'élan l'empalait sur ses bois et la soulevait en l'air. De toute ses forces, elle abattit la hache sur sa tête, encore et encore, alors qu'il tentait de se débarrasser d'elle. Avec un craquement écœurant, les bois se brisèrent et la mère d'Anna fut libérée. La bête s'écroula.</text:p>
      <text:p text:style-name="P11"/>
      <text:p text:style-name="P11">Anna était trop petite pour déplacer le corps brisé de sa mère, elle s'assit donc près d'elle, dans la clairière où elle était tombée. Pour la distraire des cris de l'élan à l'agonie, la mère d'Anna la pris contre elle et lui murmura sa berceuse préférée. Elles restèrent ainsi, l'immobilité et le froid gagnant la chasseuse et l'élan, jusqu'à ce qu'Anna soit seule dans la forêt silencieuse. Elle finit par se lever et entama le long trajet du chemin du retour vers la maison.</text:p>
      <text:p text:style-name="P11"/>
      <text:p text:style-name="P11">Encore une enfant, elle en savait juste assez sur la vie dans la forêt gelée pour survivre. Elle suivit son instinct et finit par ne faire plus qu'un avec la nature. Elle grandit et gagna en force et s'entraîna à la chasse. <text:span text:style-name="T1">À</text:span> mesure qu'elle se transformait en un dangereux prédateur, son humanité devint un rêve à demi-oublié.</text:p>
      <text:p text:style-name="P11"/>
      <text:p text:style-name="P11">Elle étendit son territoire et vécut de ses prises. Ses proies passèrent de l'écureuil et du lièvre au vison et au renard. Elle finit par s'en lasser et chassa des animaux plus dangereux comme le loup et l'ours. Quand des voyageurs innocents passèrent dans ses bois, elle découvrit sa nouvelle proie préférée : les humains. Les âmes malchanceuses qui s'égaraient sur son territoire étaient massacrées comme n'importe quel autre animal. Elle aimait collecter leurs outils et leurs habits colorés, et surtout leurs jouets quand il y avait des petits. Mais elle ne se résolut jamais à tuer les petites filles.</text:p>
      <text:p text:style-name="P11"/>
      <text:p text:style-name="P11">Elle ramenaient ces dernières dans sa maison, au fond des bois. Elles étaient précieuses, et les regarder éveillait quelque chose au plus profond de son cœur. Elle recherchait désespérément la proximité d'un être cher, d'un enfant à elle. Au milieu de son butin fait de jouets en bois, poupées et livres de contes qu'elle ne pouvait pas lire, les fillettes étaient tenues en laisse par une corde rugueuse solidement attachée au mur. Elle ne pouvait pas les laisser vagabonder, elles mourraient sûrement là-dehors.</text:p>
      <text:p text:style-name="P11"/>
      <text:p text:style-name="P11">Mais chaque fois les fillettes s'anémiaient et mourraient de froid, de faim ou de maladie. Et chaque fois, cela plongeait Anna dans des abîmes de douleur, de peine et de folie. Elle ne pouvait s'empêcher de réessayer, et commença à faire des raids sur les villages les plus proches pour massacrer des familles et enlever leurs filles. Elle portait un des masques d'animaux que sa mère avait créés pour elle bien des années auparavant, pour tenter de calmer les enfants apeurés. Les villageois répandirent la légende d'une semi-bête qui rôdait dans la Forêt Rouge : La Chasseuse, qui tuait les hommes et dévorait les petites filles.</text:p>
      <text:p text:style-name="P11"/>
      <text:p text:style-name="P11">La guerre finit par atteindre la forêt. Des soldats allemands commencèrent à la traverser, pour aller attaquer l'empire russe au bord de l'effondrement. Durant ces temps sombres, les voyageurs ne <text:soft-page-break/>passèrent plus. Les villageois avaient abandonnés leurs maisons, et il n'y avait plus de petits, seulement des soldats. On en retrouva beaucoup criblés de coups de hache. Des groupes entiers disparaissaient mystérieusement. Une fois la guerre terminée, les rumeurs de la Chasseuse disparurent avec elle, englouties par la Forêt Rouge.</text:p>
      <text:p text:style-name="P12"/>
      <text:p text:style-name="P14">Pouvoir :</text:p>
      <text:p text:style-name="P12">Hachettes de chasse </text:p>
      <text:p text:style-name="P12"/>
      <text:p text:style-name="P12">Une compétence enseignée par sa mère et maîtrisée dans la nature. La Chasseuse peut lancer des hachettes avec une précision létale.</text:p>
      <text:p text:style-name="P12">• Débute la partie avec 5 hachettes.</text:p>
      <text:p text:style-name="P12">• Le lancer peut être chargé pour augmenter leur vitesse.</text:p>
      <text:p text:style-name="P12">• Récupérez des hachettes dans les casiers.</text:p>
      <text:p text:style-name="P12"/>
      <text:p text:style-name="P14">Compétences enseignables :</text:p>
      <text:p text:style-name="P14"/>
      <text:p text:style-name="P26">Sort : Berceuse de la Chasseuse : <text:span text:style-name="T14">Un sort qui puise sa force dans le désespoir. Votre traque devient une chanson entêtante qui trouble l'attention de vos proies. Les survivants subissent un malus de régression de</text:span><text:span text:style-name="T15"> </text:span><text:span text:style-name="T28">2%</text:span><text:span text:style-name="T15"> </text:span><text:span text:style-name="T14">quand ils ratent un test d'habilité.</text:span></text:p>
      <text:p text:style-name="P11">Chaque fois qu'un survivant est suspendu à un crochet, la Berceuse de la Chasseuse gagne en puissance :</text:p>
      <text:p text:style-name="P13"><text:span text:style-name="T14">• </text:span><text:span text:style-name="T15">1 à 4 jetons </text:span><text:span text:style-name="T14">: Le délai entre le son d'avertissement du test d'habilité et ce dernier se raccourcit.</text:span></text:p>
      <text:p text:style-name="P13"><text:span text:style-name="T14">• </text:span><text:span text:style-name="T15">5 jetons :</text:span><text:span text:style-name="T14"> Aucun avertissement de test d'habilité.</text:span></text:p>
      <text:p text:style-name="P11">Les effets du sort persistent tant que le Totem ensorcelé est debout.</text:p>
      <text:p text:style-name="P11"/>
      <text:p text:style-name="P13">Instinct territorial : <text:span text:style-name="T14">Renforce la capacité de repérage d'auras. Les auras des survivants vous sont révélées pendant</text:span><text:span text:style-name="T15"> </text:span><text:span text:style-name="T28">3 secondes</text:span><text:span text:style-name="T30"> </text:span><text:span text:style-name="T14">lorsqu'ils entrent dans la cave et que vous vous trouvez à plus de </text:span><text:span text:style-name="T19">32 mètres </text:span><text:span text:style-name="T14">de l'entrée de cette dernière.</text:span></text:p>
      <text:p text:style-name="P13">Instinct territorial <text:span text:style-name="T14">ne peut être activé qu'une fois toutes les </text:span><text:span text:style-name="T41">60 secondes.</text:span></text:p>
      <text:p text:style-name="P14"/>
      <text:p text:style-name="P13">Prédation : <text:span text:style-name="T14">Votre désir de tuer est si intense que vous perdez momentanément votre connexion avec l'Entité, ce qui vous rend totalement imprévisible.</text:span></text:p>
      <text:p text:style-name="P13"><text:span text:style-name="T14">La trace rouge disparaît pendant </text:span><text:span text:style-name="T28">15 secondes</text:span><text:span text:style-name="T30"> </text:span><text:span text:style-name="T14">quand </text:span><text:span text:style-name="T15">soif de sang </text:span><text:span text:style-name="T14">s'active.</text:span></text:p>
      <text:p text:style-name="P13">Prédation<text:span text:style-name="T14"> a un temps de récupération de </text:span><text:span text:style-name="T19">120 secondes</text:span><text:span text:style-name="T15">.</text:span></text:p>
      <text:p text:style-name="P12"/>
      <text:p text:style-name="P16">L'infirmière </text:p>
      <text:p text:style-name="P16"/>
      <text:p text:style-name="P11">Sally Smithson arriva en ville rêvant de rires et de jeux d'enfants dans une maison bâtie par son mari Andrew. Et un jour le contremaître d'Andrew dut rendre visite à Sally, changeant à jamais sa vie. Sans autre solution, Sally dut se débrouiller, mais le seul emploi qu'elle put décrocher fut à l'asile de Crotus Prenn. Elle débuta au bas de l'échelle, par les nuits, le plus dur. Au fil des années, son esprit avait atteint ses limites, des décennies à voir des choses trop horribles pour être regardées. <text:span text:style-name="T1">À</text:span> la fin, elle ne put plus le supporter, c'est alors que germa en elle le concept de purification. Quand l'équipe du matin arriva sur place un jour de septembre, elle trouva cinquante patients morts, figés dans leur lit, et 4 membres du personnel, tout aussi décédés. Seule Sally avait survécu à cette nuit mais son esprit s'était brisé et elle se balançait sans arrêt d'avant en arrière. Ils la firent monter dans une ambulance, mais cette dernière n'atteint jamais l'hôpital. On la retrouva accidentée, dans un bois des alentours, le personnel était mort et Sally introuvable.</text:p>
      <text:p text:style-name="P11"/>
      <text:p text:style-name="P14">Pouvoir :</text:p>
      <text:p text:style-name="P12">Dernier souffle de Spencer :</text:p>
      <text:p text:style-name="P12">Un dernier souffle déchirant et violent arraché à Patrick Spencer, directeur de l'asile de Crotus <text:soft-page-break/>Prenn. Canaliser son énergie permet à l'infirmière de rejoindre le monde des esprits en se téléportant plusieurs fois d'affilée, ce qui la met dans un état d'épuisement.</text:p>
      <text:p text:style-name="P12">• Confère la téléportation.</text:p>
      <text:p text:style-name="P12">• Confère 1 Téléportation en chaîne supplémentaires.</text:p>
      <text:p text:style-name="P12"/>
      <text:p text:style-name="P14">Compétences enseignables :</text:p>
      <text:p text:style-name="P14"/>
      <text:p text:style-name="P13">Stridor : <text:span text:style-name="T14">Vous êtes extrêmement sensible à la respiration de votre proie. La respiration des survivants en difficulté est </text:span><text:span text:style-name="T31">25% </text:span><text:span text:style-name="T14">plus forte.</text:span></text:p>
      <text:p text:style-name="P14">''Si vous ne vous arrêtez pas pour reprendre votre souffle...Elle le reprendra pour vous.''</text:p>
      <text:p text:style-name="P14"/>
      <text:p text:style-name="P13">Vocation de l'Infirmière : <text:span text:style-name="T14">Débloque une capacité de repérage d'auras. Les auras des survivants qui donnent des soins ou en reçoivent vous sont révélées dans un rayon de </text:span><text:span text:style-name="T31">20 mètres</text:span><text:span text:style-name="T14">.</text:span></text:p>
      <text:p text:style-name="P14">''Toujours attachée à des fragments de sa vie passée, elle est attirée par ceux qui ont besoin d'aide.''</text:p>
      <text:p text:style-name="P14"/>
      <text:p text:style-name="P13">Thanatophobie : <text:span text:style-name="T14">Leur courage disparaît face à leur inéluctable trépas. Tous les survivants reçoivent des pénalités de réparations, soins et sabotage pour chaque survivant blessé, mourant ou suspendu au crochet.</text:span></text:p>
      <text:p text:style-name="P11">• 1 survivant blessé, mourant ou suspendu au crochet : </text:p>
      <text:p text:style-name="P13"><text:span text:style-name="T31">4% </text:span><text:span text:style-name="T14">de vitesse d'action réduite.</text:span></text:p>
      <text:p text:style-name="P11">• 2 survivants blessés, mourants ou suspendus au crochet : </text:p>
      <text:p text:style-name="P13"><text:span text:style-name="T21">7%</text:span><text:span text:style-name="T14"> de vitesse d'action réduite.</text:span></text:p>
      <text:p text:style-name="P11">• 3 survivants blessés, mourants ou suspendus au crochet :</text:p>
      <text:p text:style-name="P13"><text:span text:style-name="T43">10% </text:span><text:span text:style-name="T14">de vitesse d'action réduite/</text:span></text:p>
      <text:p text:style-name="P11">• 4 survivants blessés, mourants ou suspendus au crochet :</text:p>
      <text:p text:style-name="P13"><text:span text:style-name="T48">13%</text:span><text:span text:style-name="T14"> de vitesse d'action réduite.</text:span></text:p>
      <text:p text:style-name="P14">''Elle joue avec nous et se délecte de notre douleur.''</text:p>
      <text:p text:style-name="P14"/>
      <text:p text:style-name="P16">Le Montagnard </text:p>
      <text:p text:style-name="P16"/>
      <text:p text:style-name="P11">Fils de riches propriétaires terriens, Max et Evelyn Thompson, ce garçon sans nom était un enfant non désiré, né de parents cruels. Horriblement défiguré,il fut écarté du monde. Ils avaient tellement honte de leur fils qu'ils l'emmurèrent dans une pièce, le nourrissant par un trou dans le mur. Quand le garçon s'échappa, il se vengea sauvagement et terriblement, massacrant les parents qui l'avaient torturé au lieu de l'élever. </text:p>
      <text:p text:style-name="P11"/>
      <text:p text:style-name="P11">Son méfait accompli, il continua à vivre à la ferme, reportant sa violence pathologique sur les animaux qui étaient libres. Quand il arriva enfin à se libérer de ses entraves, il courut dans les champs de blé, pourchassant et massacrant tout ce qu'il pouvait trouver. Les corps de Max et Evelyn ne furent jamais retrouvés, mais on découvrit des animaux torturés et éviscérés dans toute la ferme. La succession de Coldwind Farm fut rapidement <text:s/>réglée, ses terres divisées et vendues. Personne ne se présenta pour acheter la ferme. Peut-être était-ce dû au son d'une tronçonneuse que l'on pouvait entendre durant les chaudes nuits d'été.</text:p>
      <text:p text:style-name="P11"/>
      <text:p text:style-name="P12"><text:s/><text:span text:style-name="T17">Pouvoir :</text:span></text:p>
      <text:p text:style-name="P12">Tronçonneuse</text:p>
      <text:p text:style-name="P12">Une tronçonneuse massive et meurtrière d'une puissance terrifiante. Hache les chairs, les os et les âmes. Une fois qu'elle rugit, son utilisateur bascule dans la folie meurtrière.</text:p>
      <text:p text:style-name="P12">• Foncez furieusement au démarrage.</text:p>
      <text:p text:style-name="P12">• Induit automatiquement un état critique en cas d'attaque réussie.</text:p>
      <text:p text:style-name="P12"/>
      <text:p text:style-name="P14">Compétences enseignables :</text:p>
      <text:p text:style-name="P13"><text:soft-page-break/>Tenace : <text:span text:style-name="T14">Vous êtes résistant à la douleur. Votre vitesse de récupération suite aux étourdissements est augmentée de </text:span><text:span text:style-name="T31">50%.</text:span></text:p>
      <text:p text:style-name="P24">''Rien ne l'arrête.''</text:p>
      <text:p text:style-name="P24"/>
      <text:p text:style-name="P25">Résistance à la lumière : <text:span text:style-name="T14">Contrairement aux autres créatures de la brume, vous vous êtes adaptés à la lumière. La résistance à l'aveuglement augmente de </text:span><text:span text:style-name="T31">20%</text:span><text:span text:style-name="T14">. La récupération suite à un aveuglement augmente de </text:span><text:span text:style-name="T21">50%.</text:span></text:p>
      <text:p text:style-name="P24">''Ces monstres...Ils s'adaptent ! Ils développent d'étranges capacités.''- Journal de Virgo</text:p>
      <text:p text:style-name="P24"/>
      <text:p text:style-name="P25">Réparateur : <text:span text:style-name="T14">Les accessoires qui affectent le temps de charge de votre pouvoir sont </text:span><text:span text:style-name="T31">6%</text:span><text:span text:style-name="T14"> plus efficaces.</text:span></text:p>
      <text:p text:style-name="P24">''Le Dément crée des outils impressionnants à partir de ferraille...Des outils destinés à nous mutiler de façon créative. C'est horrible de penser que c'est en fait... Intelligent.''- Carnet de notes</text:p>
      <text:p text:style-name="P24"/>
      <text:p text:style-name="P24"/>
      <text:p text:style-name="P31">Maps</text:p>
      <text:p text:style-name="P31"/>
      <text:p text:style-name="P33">La Propriété MacMillan </text:p>
      <text:p text:style-name="P33"/>
      <text:p text:style-name="P24">Entrepôt Grondant :</text:p>
      <text:p text:style-name="P24"/>
      <text:p text:style-name="P30"><text:span text:style-name="T1">À</text:span> la limite est du domaine, près des bois, se trouve les ruines de l'entrepôt MacMillan. Dominant les bâtiments alentours, l'entrepôt massif émet souvent des craquements et des grondements, comme s'il laissait échapper les cris d'angoisse des ouvriers incinérés.</text:p>
      <text:p text:style-name="P30"/>
      <text:p text:style-name="P24">Puits d'Asphyxie :</text:p>
      <text:p text:style-name="P24"/>
      <text:p text:style-name="P30">On peut toujours apercevoir la petite entrée que les mineurs utilisaient pour ramener le minerai à la surface. Elle est depuis longtemps obstruée par un tas de gravats. L'accès ne fut jamais déblayé, comme s'ils craignaient quelque chose qui se trouvait à l'intérieur. Et puis, tout tomba dans l'oubli.</text:p>
      <text:p text:style-name="P30"/>
      <text:p text:style-name="P24">Entrepôt de Charbon :</text:p>
      <text:p text:style-name="P24"/>
      <text:p text:style-name="P30">Autrefois utilisée pour stocker le charbon qui alimentait la Fonderie, la structure est maintenant à l'abandon. Ce qui reste du toit déchiré indique qu'une titanesque explosion a un jour ravagé le site, quoique les murs semblent relativement intacts. Comprendre ce genre de mystère n'est pas chose aisée. Mais quelqu'un le souhaite-t-il vraiment ?</text:p>
      <text:p text:style-name="P30"/>
      <text:p text:style-name="P24">Forêt Profonde :</text:p>
      <text:p text:style-name="P24"/>
      <text:p text:style-name="P30"><text:s/>Les bois qui entourent la propriété sont les seuls témoins de ce qui s'est vraiment passé ici. Les arbres sont bizarrement tordus, comme si ce qu'ils avaient vue leur avait donné envie de faire demi-tour et de s'enfuir. Ces bois voient passer peu de visiteurs, et même les animaux semblent les éviter quand c'est possible.</text:p>
      <text:p text:style-name="P30"/>
      <text:p text:style-name="P24"><text:s/>Fonderie de Souffrance :</text:p>
      <text:p text:style-name="P24"/>
      <text:p text:style-name="P30">Véritable cœur de la mine, la Fonderie servait à transformer le minerai de métal en imposants lingots. Les grandes cuves ont aussi été utilisées dans un but différent, comme en témoignent les restes humains enrobés de métal.</text:p>
      <text:p text:style-name="P30"/>
      <text:p text:style-name="P33"><text:soft-page-break/>Coldwind Farm</text:p>
      <text:p text:style-name="P33"/>
      <text:p text:style-name="P24">Abattoir Putride </text:p>
      <text:p text:style-name="P24"/>
      <text:p text:style-name="P30">L'Abattoir, qui faisait autrefois partie d'une ferme, a continué à fonctionner longtemps après la fermeture de l'exploitation agricole. D'ailleurs, l'odeur de putréfaction et les sols gorgés de sang en disent long sur le nombre de mises à mort qui se sont déroulées ici...Des animaux, ou autre.</text:p>
      <text:p text:style-name="P30"/>
      <text:p text:style-name="P24">Champs Pourris </text:p>
      <text:p text:style-name="P30"/>
      <text:p text:style-name="P30">Même avant la chute de Coldwind Farm, les champs de maïs étaient remplis de mythes et de légendes de mauvaises augure. Du bétail mutilé était régulièrement retrouvé dans les cultures. Maintenant, la ferme est à l'abandon. Pourtant, quelqu'un semble encore s'occuper du maïs, qui abonde dans des champs qui devraient être en friche.</text:p>
      <text:p text:style-name="P30"/>
      <text:p text:style-name="P24">La Ferme Thompson </text:p>
      <text:p text:style-name="P24"/>
      <text:p text:style-name="P30">Bâtiment central de Coldwind Farm, la Ferme se dressa fièrement au milieu des champs de maïs pendant des décennies. Après les horribles événements de 1972, la maison périclita avant de finalement tomber en ruines. Désormais, la ferme n'est plus qu'une vieille demeure oubliée où l'ont vivait jadis dans la joie.</text:p>
      <text:p text:style-name="P30"/>
      <text:p text:style-name="P24">Vallon des Tourments</text:p>
      <text:p text:style-name="P24"/>
      <text:p text:style-name="P30">Le Silo est une des plus anciennes structures de Coldwind Farm. La plus grande tempête de 2003 l'amena à s'écrouler. Par après, les équipes de secours découvrirent douze corps dans les ruines. Les corps avaient macéré si longtemps dans le lisier que toute l'identification était devenue impossible.</text:p>
      <text:p text:style-name="P30"/>
      <text:p text:style-name="P24"><text:span text:style-name="T1">Étable en Ruine </text:span></text:p>
      <text:p text:style-name="P24"><text:span text:style-name="T1"/></text:p>
      <text:p text:style-name="P30"><text:span text:style-name="T1">La vieille étable délabrée était l'une des premières granges construites par les Thompson à Coldwind Farm. À la base, elle avait été conçue pour garder les animaux malades à bonne distance du troupeau, mais de toutes les bêtes qui entrèrent, nulle ne sortir jamais vivante. Une enquête révéla que le bâtiment était infesté de moisissures toxiques. Les Thompson pensaient qu'il s'agissait d'un vice de construction ou d'un problème dû à l'humidité du bois. Une nouvelle grande fut construite et la vieille étable fut laissée à l'abandon.</text:span></text:p>
      <text:p text:style-name="P30"/>
      <text:p text:style-name="P33">Haddonfield </text:p>
      <text:p text:style-name="P33"/>
      <text:p text:style-name="P24">Lampkin Lane</text:p>
      <text:p text:style-name="P24"/>
      <text:p text:style-name="P30">Une rue ordinaire, dont les maisons furent les témoins muets de l'horreur absolue. Une plaine de jeux, où les enfants grimpaient sur les structures modulaires. Des trottoirs, où les papas apprenaient à leur filles à faire du vélo. Tout a disparu. Tout est maintenant sous l'emprise de l'Entité et irrémédiablement voué aux ténèbres.</text:p>
      <text:p text:style-name="P30"/>
      <text:p text:style-name="P33">Marais de Backwater </text:p>
      <text:p text:style-name="P33"/>
      <text:p text:style-name="P24">Le Pale Rose </text:p>
      <text:p text:style-name="P24"/>
      <text:p text:style-name="P30"><text:soft-page-break/>Le Pale Rose est un ancien bateau à vapeur échoue au milieu du marais, prisonnier à jamais de la boue stagnante. Il était déjà là bien avant que les résidents ne se mettent à chasser, mais pour les habitants du village voisin, ce n'était qu'une silhouette à peine visible. On y trouve pourtant des signes de vie, surtout dans la grande salle de réception. D'étranges marques rituelles tracées avec du sang séché et de la boue recouvrent le sol. D'après l'échelle du carnage, quelque chose d'horrible à dû s'installer ici.</text:p>
      <text:p text:style-name="P30"/>
      <text:p text:style-name="P24">Sombre cellier</text:p>
      <text:p text:style-name="P24"/>
      <text:p text:style-name="P30">Une cabane se tenait à l'écart du village. Une fois l'eau drainée, la zone sous a base révéla la véritable horreur de la cage du marais. C'est ici que les prisonniers, si on peut les nommer ainsi, étaient amenés. Tenus captifs dans l'eau, leurs corps horriblement boursouflés, ils étaient alors repêché un par un selon les besoins de la famille. Une horrible prison sans autre barreaux que les pilotis qui la soutenaient.</text:p>
      <text:p text:style-name="P30"/>
      <text:p text:style-name="P33">Casse Autohaven</text:p>
      <text:p text:style-name="P33"/>
      <text:p text:style-name="P24">Gas Heaven</text:p>
      <text:p text:style-name="P24"/>
      <text:p text:style-name="P30">Pendant des dizaines d'années, le Gas Heaven d'Azarov offrit aux voyageurs une dernière opportunité de se reposer et de faire le plein avant un long trajet en rase campagne. Les plus sages d'entre eux comprirent qu'il valait mieux décliner l'offre. Le téléphone ne fonctionnait jamais et les gens avaient une fâcheuse tendance à disparaître...Après la construction de l'autoroute toute proche, le chiffre d'affaire baissa et la station service fut finalement abandonnée. Personne ne sait exactement combien de corps sont encore cachés là-bas. Autre chose pourrait aussi se dissimuler dans les ruines du vieux relais.</text:p>
      <text:p text:style-name="P30"/>
      <text:p text:style-name="P24"/>
      <text:p text:style-name="P24">Atelier Misérable</text:p>
      <text:p text:style-name="P24"/>
      <text:p text:style-name="P30">Jadis, le vieux garage n'était pas qu'une salle d'exécution. Des véhicules étaient vraiment réparés ici, parmi les taches d'huile mêlée au sang. Mais quand les enquêteurs découvrirent les atrocités commises dans cet endroit, il fut définitivement abandonné.</text:p>
      <text:p text:style-name="P30"/>
      <text:p text:style-name="P24">Dernière demeure d'Azarov</text:p>
      <text:p text:style-name="P24"/>
      <text:p text:style-name="P30">Le Bureau où l'on se serrait la main après les transactions. Le gigantesque coffre-fort semble indiquer que des activités louches se déroulaient ici. Des liasses de billets ont été cachées un peu partout. Dans la mesure où l'argent n'était de toute évidence pas un problème, les victimes étaient donc probablement tuées par plaisir.</text:p>
      <text:p text:style-name="P30"/>
      <text:p text:style-name="P24">Cabane du Sang</text:p>
      <text:p text:style-name="P24"/>
      <text:p text:style-name="P30">Une cabane délabrée au fond de la casse, qui servait de logement au propriétaire. Des gravures et des sculptures bizarres sur les murs en disent peut-être plus sur l'état d'esprit du propriétaire et font allusion à sa disparition. Des rapports indiquent que des gens étaient retenus prisonniers dans la cave obscure avant d'être conduits au broyeur.</text:p>
      <text:p text:style-name="P30"/>
      <text:p text:style-name="P24">Terrain de la Casse</text:p>
      <text:p text:style-name="P24"/>
      <text:p text:style-name="P30">La Décharge est remplie d'objets acérés. Impossible de marcher sur le site sans imaginer le bain de sang qui eut lieu ici. Nombre de pièces métalliques sont encore couvertes de sang ou de bouts de <text:soft-page-break/>chair.</text:p>
      <text:p text:style-name="P30"/>
      <text:p text:style-name="P33">Asile de Crotus Prenn</text:p>
      <text:p text:style-name="P33"/>
      <text:p text:style-name="P24">Salle des Aliénés</text:p>
      <text:p text:style-name="P24"/>
      <text:p text:style-name="P30">Le seul bâtiment à avoir survécu à l'incendie témoigne encore de la splendeur de l'architecture d'origine. Ses deux étages et le sous-sol obscur n'ont rien conservé de la scène d'horreur qui s'est déroulée ici, mis à part le douloureux souvenir qui persiste encore dans les chambres abandonnées.</text:p>
      <text:p text:style-name="P30"/>
      <text:p text:style-name="P33">Institut de la mémoire de Léry</text:p>
      <text:p text:style-name="P33"/>
      <text:p text:style-name="P24">Centre de traitement </text:p>
      <text:p text:style-name="P24"/>
      <text:p text:style-name="P30">Un manoir de la fin du XIX siècle, transformé en centre de traitement et par la suite en centre secret de la CIA spécialisé dans les nouvelles techniques d'interrogatoire. La fermeture de l'institut est empreinte de controverse et de mystère. Au cœur du centre, les outils du Docteur ont été organisés en un macabre cercle rituel, poursuivant ses recherches en affinant ses techniques sur un flot ininterrompu de patients terrifiés.</text:p>
      <text:p text:style-name="P30"/>
      <text:p text:style-name="P33">Forêt Rouge </text:p>
      <text:p text:style-name="P33"/>
      <text:p text:style-name="P24">L'habitation de Mère</text:p>
      <text:p text:style-name="P24"/>
      <text:p text:style-name="P30">Au cœur de la forêt aux multiples noms, se cache une maison. La famille qui vivait la dépendait de la forêt... Et a été brisée par elle. Vieille de plus d'un siècle, l'habitation est de façon surprenante en bon état, même s'il est évident qu'elle a été souvent retapée. La forêt tient la maison fermement entre ses griffes, poussant autour et au-dessus, telle une seconde peau. Ce n'est qu'une fois à l'intérieur qu'on se rend compte que quelqu'un vit encore ici. L'endroit est chaud, accueillant et joliment décoré, avec un grand séjour, une chambre et un coin réservé aux petites. Ici elles sont protégées du froid mordant de l'hiver dans la forêt du nord.</text:p>
      <text:p text:style-name="P30"/>
      <text:p text:style-name="P32">Compétences supplémentaires</text:p>
      <text:p text:style-name="P32"/>
      <text:p text:style-name="P33">Survivants </text:p>
      <text:p text:style-name="P33"/>
      <text:p text:style-name="P25">Nous y arriverons : <text:span text:style-name="T14">Aider les autres vous remonte le moral. Pour chaque survivant sauvé du crochet, gagnez 100% d'augmentation de la vitesse de soins jusqu'à un maximum de 100% pendant 90 secondes.</text:span></text:p>
      <text:p text:style-name="P24">''Je sais qu'on peut tous s'en sortir en vie si on s'aide les uns les autres.''</text:p>
      <text:p text:style-name="P24"/>
      <text:p text:style-name="P25"/>
      <text:p text:style-name="P25">On n'abandonne personne : <text:span text:style-name="T14">C'est impensable d'abandonner quelqu'un. Quand la porte de sortie s'ouvre, gagnez 100% de Points de Sang supplémentaires pour les actions de catégorie Altruisme et effectuez-les 12% plus rapidement.</text:span></text:p>
      <text:p text:style-name="P24">''Et merde...Mais je crois qu'on peut se montrer plus malins que lui et le coiffer au poteau si on bosse ensemble. Soyez imprévisibles et évitez d'être égoïstes !''- Enregistrement perdus : Clyde</text:p>
      <text:p text:style-name="P24"/>
      <text:p text:style-name="P25">Parenté : <text:span text:style-name="T14">Débloque une capacité de repérage d'auras. Quand vous êtes sur le crochet, toutes les </text:span><text:soft-page-break/><text:span text:style-name="T14">auras de survivants sont révélées aux autres survivants. Si le tueur se trouve dans un rayon de 8 mètres, son aura est révélée à tous les survivants. Parenté prime sur les capacités furtives du tueur.</text:span></text:p>
      <text:p text:style-name="P24">''Soyez solidaires. On est tous dans le même bateau.'' -Enregistrement perdus : Sujan</text:p>
      <text:p text:style-name="P24"/>
      <text:p text:style-name="P25">Prémonition : <text:span text:style-name="T14">Vous avez un indéniable talent pour sentir le danger. Recevez un avertissement sonore quand vous regardez dans la direction du tueur dans un cône de 45 degrés et dans un rayon de 36 mètres. Prémonition a un temps de rechargement de 30 secondes à chaque activation. </text:span></text:p>
      <text:p text:style-name="P25"><text:span text:style-name="T14">Prémonition prime sur les capacités furtives du tueur.</text:span></text:p>
      <text:p text:style-name="P24">''J'ai un mauvais pressentiment !''</text:p>
      <text:p text:style-name="P24"/>
      <text:p text:style-name="P25">Résistance : <text:span text:style-name="T14">Vous êtes proactif dans les situations d'urgence. Alloue 9% de vitesse supplémentaires aux réparations, sabotages, soins, décrochages, voltige, nettoyage, ouvertures des portes de sortie et recherches quand vous êtes blessés.</text:span></text:p>
      <text:p text:style-name="P24">''Restez concentré, même dans les pires moments.''</text:p>
      <text:p text:style-name="P24"/>
      <text:p text:style-name="P25">Sentiment obscur : <text:span text:style-name="T14">Débloque une capacité de repérage d'auras. Quand le courant électrique des portes est rétabli, l'aura du tueur vous est révélée pendant 7 secondes.</text:span></text:p>
      <text:p text:style-name="P24">''<text:span text:style-name="T1">É</text:span>coutez donc les conseils d'un vieillard : allez doucement, ne vous précipitez surtout pas et essayez de ne pas trop vous tracasser ! La meilleure façon de le battre, c'est de savoir comment il pense.'' - Enregistrement perdus : Murf</text:p>
      <text:p text:style-name="P24"/>
      <text:p text:style-name="P25">Instinct de pillard : <text:span text:style-name="T14">Débloque une capacité de repérage d'auras. L'aura des coffres vous est révélée quand ils se trouvent dans un rayon de 32 mètres. Augmente considérablement les chances de trouvr un article de grande rareté dans les coffres.</text:span></text:p>
      <text:p text:style-name="P25"><text:span text:style-name="T14"/></text:p>
      <text:p text:style-name="P25">Petit Gibier : <text:span text:style-name="T14">Vous avez un indéniable talent pour sentir le danger. Recevez un avertissement sonore quand vous regardez dans la direction d'un piège du tueur ou d'un totem dans un cône de 45 degrés et dans un rayon de 12 mètres. Petit Gibier a un temps de rechargement de 10 secondes à chaque activation.</text:span></text:p>
      <text:p text:style-name="P25"><text:span text:style-name="T14">Fonctionne seulement avec les pièges posés par le tueur.</text:span></text:p>
      <text:p text:style-name="P25"><text:span text:style-name="T14"/></text:p>
      <text:p text:style-name="P25">Poids Plume : <text:span text:style-name="T14">Votre foulée souple et légère rend vos traces difficiles à pister. Les empreintes restent visibles 3 secondes de moins que la normale.</text:span></text:p>
      <text:p text:style-name="P25"/>
      <text:p text:style-name="P25">Viande Glissante : <text:span text:style-name="T14"><text:s/>Vous avez développé une technique efficace pour vous libérer des pièges à ours ou des crochets.</text:span></text:p>
      <text:p text:style-name="P25"><text:span text:style-name="T14">• Augmente de 3 le nombre de tentatives pour se libérer du crochet.</text:span></text:p>
      <text:p text:style-name="P25"><text:span text:style-name="T14">• Les chances de vous libérer des pièges à ours augmentent de 25%.</text:span></text:p>
      <text:p text:style-name="P25"><text:span text:style-name="T14"/></text:p>
      <text:p text:style-name="P34"><text:span text:style-name="T14">Tueurs </text:span></text:p>
      <text:p text:style-name="P34"><text:span text:style-name="T14"/></text:p>
      <text:p text:style-name="P25">Pisteur : <text:span text:style-name="T14"><text:s/>Débloque une capacité de repérage d'auras. Révèle l'aura des survivants en état critique dans un rayon de 36 mètres.</text:span></text:p>
      <text:p text:style-name="P25"><text:span text:style-name="T14"/></text:p>
      <text:p text:style-name="P25">Poigne de fer : <text:span text:style-name="T14">Votre poigne de fer rend toute tentatives de fuite presque impossible. L'effet des ruades des survivants est réduit de 75%. Le temps nécessaire pour se libérer de votre étreinte augmente de 12%.</text:span></text:p>
      <text:p text:style-name="P25"><text:span text:style-name="T14"/></text:p>
      <text:p text:style-name="P25">Sort : Euphorie de la Chasse : <text:span text:style-name="T14">Un sort qui puise sa force dans l'espoir. Les faux espoirs des survivants vous excitent et renforcent vos totems. Vous gagnez un jeton pour chaque Totem Ensorcelé ou Passif restant sur la carte.</text:span></text:p>
      <text:p text:style-name="P25"><text:span text:style-name="T14">• Gagnez 10% de Points de Sang en plus par jeton pour les actions de la catégorie Chasseur.</text:span></text:p>
      <text:p text:style-name="P25"><text:soft-page-break/><text:span text:style-name="T14">• La vitesse de profanation de totem par les survivants est réduite de 6% pour chaque jeton.</text:span></text:p>
      <text:p text:style-name="P25"><text:span text:style-name="T14">• Vous recevez une alerte quand quelqu'un commence à s'attaquer à un totem ensorcelé.</text:span></text:p>
      <text:p text:style-name="P25"><text:span text:style-name="T14"/></text:p>
      <text:p text:style-name="P25">Espions des ombres : <text:span text:style-name="T14">Les corbeaux peuvent communiquer directement avec vous. 75% du temps, les corbeaux vous donnent un signal visuel quand vous vous trouvez dans un rayon de 36 mètres.</text:span></text:p>
      <text:p text:style-name="P24">''Dans les ombres ils tourmentent, marquant nos esprits avec chaque hurlement.''</text:p>
      <text:p text:style-name="P24"/>
      <text:p text:style-name="P25">Boucher Sadique : <text:span text:style-name="T14"><text:s/>Vous avez où frapper pour faire mal. Les blessures infligées par des attaques réussies accentuent considérablement l'hémorragie du survivant. Le saignement redevient normal une fois que le survivant reçoit des soins.</text:span></text:p>
      <text:p text:style-name="P24">''C'est dans sa nature sadique. Il n'y a pas de mise à mort rapide car il se délecte du spectacle obscène de l'agonie.''</text:p>
      <text:p text:style-name="P24"/>
      <text:p text:style-name="P25">Sort : Personne n'échappe à la mort : <text:span text:style-name="T14">Un sort dont la puissance est nourri par l'espoir. Une force insoupçonnée provenant de votre totem vous emplit alors que les survivants sont sur le point de s'échapper. Une fois les portes de sorties alimentées, si un totem passif est encore présent sur la carte, ce sort s'y applique. Tant que le sort est actif, les attaques réussies font passer les survivants immédiatement en état critique, les temps de recharge sont réduits de 8% pour les attaques réussies et ratées, et votre vitesse de déplacement est augmentée de 4%/</text:span></text:p>
      <text:p text:style-name="P30">L'effet du sort persiste tant que le totem est présent.</text:p>
      <text:p text:style-name="P24">'' Et la bête devint plus rapide et plus féroce, comme si des coups de fouet invisibles de l'Entité lui lacéraient le dos.''</text:p>
      <text:p text:style-name="P24"/>
      <text:p text:style-name="P25">Sanctuaire Monstrueux : <text:span text:style-name="T14">La fervente attention que vous accordez aux crochets du sous-sol a suscité l'intérêt de l'Entité. Les crochets du sous-sol ont reçu les bonus suivants :</text:span></text:p>
      <text:p text:style-name="P25"><text:span text:style-name="T14">• 9% de progression plus rapide de l'Entité.</text:span></text:p>
      <text:p text:style-name="P25"><text:span text:style-name="T14">• 15% d'augmentation de la difficulté des tentatives d'évasion. </text:span></text:p>
      <text:p text:style-name="P25"><text:span text:style-name="T14">• 9% d'augmentation des pénalités d'échec de libération.</text:span></text:p>
      <text:p text:style-name="P24">''Et là vous saurez qu'il n'y a plus d'issue. Pendu dans les profondeurs, vous ferez face à l'être obscur.''</text:p>
      <text:p text:style-name="P24"/>
      <text:p text:style-name="P25">Murmures : <text:span text:style-name="T14"><text:s/>Vous avez une connaissance de base de la voix de l'Entité. Entendez sporadiquement le murmure de l'Entité lorsqu'un survivant se trouve dans un rayon de 32 mètres.</text:span></text:p>
      <text:p text:style-name="P24">''On en sait peu sur la brume, mais il est indéniable qu'elle est souvent du côté de la bête .'' -Carnet de notes</text:p>
      <text:p text:style-name="P24"/>
      <text:p text:style-name="P25">Murmures amer : <text:span text:style-name="T14">Débloque une capacité de repérage d'auras. L'aura des survivants vous est révélée pendant 9 secondes quand le courant électrique des portes est rétabli.</text:span></text:p>
      <text:p text:style-name="P25"><text:span text:style-name="T14"/></text:p>
      <text:p text:style-name="P25">Insidieux : <text:span text:style-name="T14">Débloque la capacité de furtivité. En restant immobile pendant 2 secondes vous réduisez votre rayon de terreur à 0 et vous devenez furtif jusqu'à c que vous bougiez ou agissiez à nouveau.</text:span></text:p>
      <text:p text:style-name="P25"><text:span text:style-name="T14"/></text:p>
      <text:p text:style-name="P25">Inquiétant : <text:span text:style-name="T14"><text:s/>Votre épouvantable odeur porte incroyablement loin. Votre rayon de terreur augmente de 26%. Obtenez 100% de Points de Sang supplémentaires pour les actions de la catégorie Sournoiserie.</text:span></text:p>
      <text:p text:style-name="P25"><text:span text:style-name="T14">Les Points de sang supplémentaires ne sont obtenus qu'après la partie.</text:span></text:p>
      <text:p text:style-name="P24">''Savourez leur peu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loé ROSSION</meta:initial-creator>
    <meta:creation-date>2017-09-29T21:10:42.72</meta:creation-date>
    <dc:date>2017-10-07T19:34:47.17</dc:date>
    <dc:creator>Chloé ROSSION</dc:creator>
    <meta:editing-duration>PT7H59M29S</meta:editing-duration>
    <meta:editing-cycles>10</meta:editing-cycles>
    <meta:generator>OpenOffice/4.1.2$Win32 OpenOffice.org_project/412m3$Build-9782</meta:generator>
    <meta:document-statistic meta:table-count="0" meta:image-count="0" meta:object-count="0" meta:page-count="23" meta:paragraph-count="426" meta:word-count="11343" meta:character-count="68133"/>
  </office:meta>
</office:document-meta>
</file>